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2_27A_25440" table:style-name="ta1">
        <table:shapes>
          <draw:frame draw:z-index="0" draw:style-name="gr1" draw:text-style-name="P1" svg:width="27.258cm" svg:height="15.353cm" svg:x="5.015cm" svg:y="0.108cm">
            <draw:object draw:notify-on-update-of-ranges="02_27A_25440.A1:02_27A_25440.A206 02_27A_25440.B1:02_27A_25440.B2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1.396539636" calcext:value-type="float">
            <text:p>-1,396539636</text:p>
          </table:table-cell>
          <table:table-cell office:value-type="float" office:value="0.94044875" calcext:value-type="float">
            <text:p>0,94044875</text:p>
          </table:table-cell>
        </table:table-row>
        <table:table-row table:style-name="ro1">
          <table:table-cell office:value-type="float" office:value="-1.195269727" calcext:value-type="float">
            <text:p>-1,195269727</text:p>
          </table:table-cell>
          <table:table-cell office:value-type="float" office:value="0.121030667" calcext:value-type="float">
            <text:p>0,121030667</text:p>
          </table:table-cell>
        </table:table-row>
        <table:table-row table:style-name="ro1">
          <table:table-cell office:value-type="float" office:value="1.309738636" calcext:value-type="float">
            <text:p>1,309738636</text:p>
          </table:table-cell>
          <table:table-cell office:value-type="float" office:value="10.78369908" calcext:value-type="float">
            <text:p>10,78369908</text:p>
          </table:table-cell>
        </table:table-row>
        <table:table-row table:style-name="ro1">
          <table:table-cell office:value-type="float" office:value="1.245822455" calcext:value-type="float">
            <text:p>1,245822455</text:p>
          </table:table-cell>
          <table:table-cell office:value-type="float" office:value="10.83508317" calcext:value-type="float">
            <text:p>10,83508317</text:p>
          </table:table-cell>
        </table:table-row>
        <table:table-row table:style-name="ro1">
          <table:table-cell office:value-type="float" office:value="1.609475182" calcext:value-type="float">
            <text:p>1,609475182</text:p>
          </table:table-cell>
          <table:table-cell office:value-type="float" office:value="11.41536792" calcext:value-type="float">
            <text:p>11,41536792</text:p>
          </table:table-cell>
        </table:table-row>
        <table:table-row table:style-name="ro1">
          <table:table-cell office:value-type="float" office:value="-1.505593364" calcext:value-type="float">
            <text:p>-1,505593364</text:p>
          </table:table-cell>
          <table:table-cell office:value-type="float" office:value="0.977921083" calcext:value-type="float">
            <text:p>0,977921083</text:p>
          </table:table-cell>
        </table:table-row>
        <table:table-row table:style-name="ro1">
          <table:table-cell office:value-type="float" office:value="1.429434636" calcext:value-type="float">
            <text:p>1,429434636</text:p>
          </table:table-cell>
          <table:table-cell office:value-type="float" office:value="10.70011217" calcext:value-type="float">
            <text:p>10,70011217</text:p>
          </table:table-cell>
        </table:table-row>
        <table:table-row table:style-name="ro1">
          <table:table-cell office:value-type="float" office:value="-2.124712091" calcext:value-type="float">
            <text:p>-2,124712091</text:p>
          </table:table-cell>
          <table:table-cell office:value-type="float" office:value="0.389361917" calcext:value-type="float">
            <text:p>0,389361917</text:p>
          </table:table-cell>
        </table:table-row>
        <table:table-row table:style-name="ro1">
          <table:table-cell office:value-type="float" office:value="0.760813182" calcext:value-type="float">
            <text:p>0,760813182</text:p>
          </table:table-cell>
          <table:table-cell office:value-type="float" office:value="10.40618383" calcext:value-type="float">
            <text:p>10,40618383</text:p>
          </table:table-cell>
        </table:table-row>
        <table:table-row table:style-name="ro1">
          <table:table-cell office:value-type="float" office:value="-1.414603818" calcext:value-type="float">
            <text:p>-1,414603818</text:p>
          </table:table-cell>
          <table:table-cell office:value-type="float" office:value="0.318789833" calcext:value-type="float">
            <text:p>0,318789833</text:p>
          </table:table-cell>
        </table:table-row>
        <table:table-row table:style-name="ro1">
          <table:table-cell office:value-type="float" office:value="0.879738909" calcext:value-type="float">
            <text:p>0,879738909</text:p>
          </table:table-cell>
          <table:table-cell office:value-type="float" office:value="10.60745633" calcext:value-type="float">
            <text:p>10,60745633</text:p>
          </table:table-cell>
        </table:table-row>
        <table:table-row table:style-name="ro1">
          <table:table-cell office:value-type="float" office:value="-1.671739727" calcext:value-type="float">
            <text:p>-1,671739727</text:p>
          </table:table-cell>
          <table:table-cell office:value-type="float" office:value="-0.01673825" calcext:value-type="float">
            <text:p>-0,01673825</text:p>
          </table:table-cell>
        </table:table-row>
        <table:table-row table:style-name="ro1">
          <table:table-cell office:value-type="float" office:value="1.618626364" calcext:value-type="float">
            <text:p>1,618626364</text:p>
          </table:table-cell>
          <table:table-cell office:value-type="float" office:value="11.21912075" calcext:value-type="float">
            <text:p>11,21912075</text:p>
          </table:table-cell>
        </table:table-row>
        <table:table-row table:style-name="ro1">
          <table:table-cell office:value-type="float" office:value="0.644623818" calcext:value-type="float">
            <text:p>0,644623818</text:p>
          </table:table-cell>
          <table:table-cell office:value-type="float" office:value="11.36435475" calcext:value-type="float">
            <text:p>11,36435475</text:p>
          </table:table-cell>
        </table:table-row>
        <table:table-row table:style-name="ro1">
          <table:table-cell office:value-type="float" office:value="-1.436854909" calcext:value-type="float">
            <text:p>-1,436854909</text:p>
          </table:table-cell>
          <table:table-cell office:value-type="float" office:value="1.38773825" calcext:value-type="float">
            <text:p>1,38773825</text:p>
          </table:table-cell>
        </table:table-row>
        <table:table-row table:style-name="ro1">
          <table:table-cell office:value-type="float" office:value="-0.916262727" calcext:value-type="float">
            <text:p>-0,916262727</text:p>
          </table:table-cell>
          <table:table-cell office:value-type="float" office:value="0.529625583" calcext:value-type="float">
            <text:p>0,529625583</text:p>
          </table:table-cell>
        </table:table-row>
        <table:table-row table:style-name="ro1">
          <table:table-cell office:value-type="float" office:value="-1.310065091" calcext:value-type="float">
            <text:p>-1,310065091</text:p>
          </table:table-cell>
          <table:table-cell office:value-type="float" office:value="1.982502583" calcext:value-type="float">
            <text:p>1,982502583</text:p>
          </table:table-cell>
        </table:table-row>
        <table:table-row table:style-name="ro1">
          <table:table-cell office:value-type="float" office:value="-1.427166455" calcext:value-type="float">
            <text:p>-1,427166455</text:p>
          </table:table-cell>
          <table:table-cell office:value-type="float" office:value="0.897512" calcext:value-type="float">
            <text:p>0,897512</text:p>
          </table:table-cell>
        </table:table-row>
        <table:table-row table:style-name="ro1">
          <table:table-cell office:value-type="float" office:value="-1.566542818" calcext:value-type="float">
            <text:p>-1,566542818</text:p>
          </table:table-cell>
          <table:table-cell office:value-type="float" office:value="0.27219475" calcext:value-type="float">
            <text:p>0,27219475</text:p>
          </table:table-cell>
        </table:table-row>
        <table:table-row table:style-name="ro1">
          <table:table-cell office:value-type="float" office:value="-1.222020091" calcext:value-type="float">
            <text:p>-1,222020091</text:p>
          </table:table-cell>
          <table:table-cell office:value-type="float" office:value="1.355411167" calcext:value-type="float">
            <text:p>1,355411167</text:p>
          </table:table-cell>
        </table:table-row>
        <table:table-row table:style-name="ro1">
          <table:table-cell office:value-type="float" office:value="-31.12302727" calcext:value-type="float">
            <text:p>-31,12302727</text:p>
          </table:table-cell>
          <table:table-cell office:value-type="float" office:value="1.117606667" calcext:value-type="float">
            <text:p>1,117606667</text:p>
          </table:table-cell>
        </table:table-row>
        <table:table-row table:style-name="ro1">
          <table:table-cell office:value-type="float" office:value="1.68823" calcext:value-type="float">
            <text:p>1,68823</text:p>
          </table:table-cell>
          <table:table-cell office:value-type="float" office:value="11.97545042" calcext:value-type="float">
            <text:p>11,97545042</text:p>
          </table:table-cell>
        </table:table-row>
        <table:table-row table:style-name="ro1">
          <table:table-cell office:value-type="float" office:value="1.063353818" calcext:value-type="float">
            <text:p>1,063353818</text:p>
          </table:table-cell>
          <table:table-cell office:value-type="float" office:value="10.919462" calcext:value-type="float">
            <text:p>10,919462</text:p>
          </table:table-cell>
        </table:table-row>
        <table:table-row table:style-name="ro1">
          <table:table-cell office:value-type="float" office:value="-1.892034182" calcext:value-type="float">
            <text:p>-1,892034182</text:p>
          </table:table-cell>
          <table:table-cell office:value-type="float" office:value="-0.262531" calcext:value-type="float">
            <text:p>-0,262531</text:p>
          </table:table-cell>
        </table:table-row>
        <table:table-row table:style-name="ro1">
          <table:table-cell office:value-type="float" office:value="-1.874620909" calcext:value-type="float">
            <text:p>-1,874620909</text:p>
          </table:table-cell>
          <table:table-cell office:value-type="float" office:value="0.035471583" calcext:value-type="float">
            <text:p>0,035471583</text:p>
          </table:table-cell>
        </table:table-row>
        <table:table-row table:style-name="ro1">
          <table:table-cell office:value-type="float" office:value="1.109071" calcext:value-type="float">
            <text:p>1,109071</text:p>
          </table:table-cell>
          <table:table-cell office:value-type="float" office:value="11.18255208" calcext:value-type="float">
            <text:p>11,18255208</text:p>
          </table:table-cell>
        </table:table-row>
        <table:table-row table:style-name="ro1">
          <table:table-cell office:value-type="float" office:value="1.349365182" calcext:value-type="float">
            <text:p>1,349365182</text:p>
          </table:table-cell>
          <table:table-cell office:value-type="float" office:value="12.06596917" calcext:value-type="float">
            <text:p>12,06596917</text:p>
          </table:table-cell>
        </table:table-row>
        <table:table-row table:style-name="ro1">
          <table:table-cell office:value-type="float" office:value="1.480265091" calcext:value-type="float">
            <text:p>1,480265091</text:p>
          </table:table-cell>
          <table:table-cell office:value-type="float" office:value="10.59576" calcext:value-type="float">
            <text:p>10,59576</text:p>
          </table:table-cell>
        </table:table-row>
        <table:table-row table:style-name="ro1">
          <table:table-cell office:value-type="float" office:value="-1.230821818" calcext:value-type="float">
            <text:p>-1,230821818</text:p>
          </table:table-cell>
          <table:table-cell office:value-type="float" office:value="0.831396667" calcext:value-type="float">
            <text:p>0,831396667</text:p>
          </table:table-cell>
        </table:table-row>
        <table:table-row table:style-name="ro1">
          <table:table-cell office:value-type="float" office:value="-1.674071455" calcext:value-type="float">
            <text:p>-1,674071455</text:p>
          </table:table-cell>
          <table:table-cell office:value-type="float" office:value="0.030125417" calcext:value-type="float">
            <text:p>0,030125417</text:p>
          </table:table-cell>
        </table:table-row>
        <table:table-row table:style-name="ro1">
          <table:table-cell office:value-type="float" office:value="1.764864" calcext:value-type="float">
            <text:p>1,764864</text:p>
          </table:table-cell>
          <table:table-cell office:value-type="float" office:value="10.89718925" calcext:value-type="float">
            <text:p>10,89718925</text:p>
          </table:table-cell>
        </table:table-row>
        <table:table-row table:style-name="ro1">
          <table:table-cell office:value-type="float" office:value="1.253005182" calcext:value-type="float">
            <text:p>1,253005182</text:p>
          </table:table-cell>
          <table:table-cell office:value-type="float" office:value="11.01512658" calcext:value-type="float">
            <text:p>11,01512658</text:p>
          </table:table-cell>
        </table:table-row>
        <table:table-row table:style-name="ro1">
          <table:table-cell office:value-type="float" office:value="-1.695855545" calcext:value-type="float">
            <text:p>-1,695855545</text:p>
          </table:table-cell>
          <table:table-cell office:value-type="float" office:value="2.164714583" calcext:value-type="float">
            <text:p>2,164714583</text:p>
          </table:table-cell>
        </table:table-row>
        <table:table-row table:style-name="ro1">
          <table:table-cell office:value-type="float" office:value="1.651282" calcext:value-type="float">
            <text:p>1,651282</text:p>
          </table:table-cell>
          <table:table-cell office:value-type="float" office:value="11.64424667" calcext:value-type="float">
            <text:p>11,64424667</text:p>
          </table:table-cell>
        </table:table-row>
        <table:table-row table:style-name="ro1">
          <table:table-cell office:value-type="float" office:value="-1.550718545" calcext:value-type="float">
            <text:p>-1,550718545</text:p>
          </table:table-cell>
          <table:table-cell office:value-type="float" office:value="0.511302833" calcext:value-type="float">
            <text:p>0,511302833</text:p>
          </table:table-cell>
        </table:table-row>
        <table:table-row table:style-name="ro1">
          <table:table-cell office:value-type="float" office:value="1.104793818" calcext:value-type="float">
            <text:p>1,104793818</text:p>
          </table:table-cell>
          <table:table-cell office:value-type="float" office:value="10.16065767" calcext:value-type="float">
            <text:p>10,16065767</text:p>
          </table:table-cell>
        </table:table-row>
        <table:table-row table:style-name="ro1">
          <table:table-cell office:value-type="float" office:value="1.498404273" calcext:value-type="float">
            <text:p>1,498404273</text:p>
          </table:table-cell>
          <table:table-cell office:value-type="float" office:value="11.28324292" calcext:value-type="float">
            <text:p>11,28324292</text:p>
          </table:table-cell>
        </table:table-row>
        <table:table-row table:style-name="ro1">
          <table:table-cell office:value-type="float" office:value="-0.939699727" calcext:value-type="float">
            <text:p>-0,939699727</text:p>
          </table:table-cell>
          <table:table-cell office:value-type="float" office:value="-0.764705833" calcext:value-type="float">
            <text:p>-0,764705833</text:p>
          </table:table-cell>
        </table:table-row>
        <table:table-row table:style-name="ro1">
          <table:table-cell office:value-type="float" office:value="1.175365909" calcext:value-type="float">
            <text:p>1,175365909</text:p>
          </table:table-cell>
          <table:table-cell office:value-type="float" office:value="11.73143892" calcext:value-type="float">
            <text:p>11,73143892</text:p>
          </table:table-cell>
        </table:table-row>
        <table:table-row table:style-name="ro1">
          <table:table-cell office:value-type="float" office:value="1.239664818" calcext:value-type="float">
            <text:p>1,239664818</text:p>
          </table:table-cell>
          <table:table-cell office:value-type="float" office:value="11.53905208" calcext:value-type="float">
            <text:p>11,53905208</text:p>
          </table:table-cell>
        </table:table-row>
        <table:table-row table:style-name="ro1">
          <table:table-cell office:value-type="float" office:value="-1.890491182" calcext:value-type="float">
            <text:p>-1,890491182</text:p>
          </table:table-cell>
          <table:table-cell office:value-type="float" office:value="-50.22602575" calcext:value-type="float">
            <text:p>-50,22602575</text:p>
          </table:table-cell>
        </table:table-row>
        <table:table-row table:style-name="ro1">
          <table:table-cell office:value-type="float" office:value="1.316008" calcext:value-type="float">
            <text:p>1,316008</text:p>
          </table:table-cell>
          <table:table-cell office:value-type="float" office:value="11.66616608" calcext:value-type="float">
            <text:p>11,66616608</text:p>
          </table:table-cell>
        </table:table-row>
        <table:table-row table:style-name="ro1">
          <table:table-cell office:value-type="float" office:value="-1.533032364" calcext:value-type="float">
            <text:p>-1,533032364</text:p>
          </table:table-cell>
          <table:table-cell office:value-type="float" office:value="1.734563583" calcext:value-type="float">
            <text:p>1,734563583</text:p>
          </table:table-cell>
        </table:table-row>
        <table:table-row table:style-name="ro1">
          <table:table-cell office:value-type="float" office:value="-2.139540455" calcext:value-type="float">
            <text:p>-2,139540455</text:p>
          </table:table-cell>
          <table:table-cell office:value-type="float" office:value="-0.427068917" calcext:value-type="float">
            <text:p>-0,427068917</text:p>
          </table:table-cell>
        </table:table-row>
        <table:table-row table:style-name="ro1">
          <table:table-cell office:value-type="float" office:value="-1.586060273" calcext:value-type="float">
            <text:p>-1,586060273</text:p>
          </table:table-cell>
          <table:table-cell office:value-type="float" office:value="0.887676083" calcext:value-type="float">
            <text:p>0,887676083</text:p>
          </table:table-cell>
        </table:table-row>
        <table:table-row table:style-name="ro1">
          <table:table-cell office:value-type="float" office:value="-1.105853909" calcext:value-type="float">
            <text:p>-1,105853909</text:p>
          </table:table-cell>
          <table:table-cell office:value-type="float" office:value="0.72992825" calcext:value-type="float">
            <text:p>0,72992825</text:p>
          </table:table-cell>
        </table:table-row>
        <table:table-row table:style-name="ro1">
          <table:table-cell office:value-type="float" office:value="1.723233455" calcext:value-type="float">
            <text:p>1,723233455</text:p>
          </table:table-cell>
          <table:table-cell office:value-type="float" office:value="10.20284967" calcext:value-type="float">
            <text:p>10,20284967</text:p>
          </table:table-cell>
        </table:table-row>
        <table:table-row table:style-name="ro1">
          <table:table-cell office:value-type="float" office:value="1.472139818" calcext:value-type="float">
            <text:p>1,472139818</text:p>
          </table:table-cell>
          <table:table-cell office:value-type="float" office:value="11.6929495" calcext:value-type="float">
            <text:p>11,6929495</text:p>
          </table:table-cell>
        </table:table-row>
        <table:table-row table:style-name="ro1">
          <table:table-cell office:value-type="float" office:value="-1.710623182" calcext:value-type="float">
            <text:p>-1,710623182</text:p>
          </table:table-cell>
          <table:table-cell office:value-type="float" office:value="0.708474583" calcext:value-type="float">
            <text:p>0,708474583</text:p>
          </table:table-cell>
        </table:table-row>
        <table:table-row table:style-name="ro1">
          <table:table-cell office:value-type="float" office:value="1.533384545" calcext:value-type="float">
            <text:p>1,533384545</text:p>
          </table:table-cell>
          <table:table-cell office:value-type="float" office:value="10.23745458" calcext:value-type="float">
            <text:p>10,23745458</text:p>
          </table:table-cell>
        </table:table-row>
        <table:table-row table:style-name="ro1">
          <table:table-cell office:value-type="float" office:value="1.090160545" calcext:value-type="float">
            <text:p>1,090160545</text:p>
          </table:table-cell>
          <table:table-cell office:value-type="float" office:value="10.2369585" calcext:value-type="float">
            <text:p>10,2369585</text:p>
          </table:table-cell>
        </table:table-row>
        <table:table-row table:style-name="ro1">
          <table:table-cell office:value-type="float" office:value="-1.445412182" calcext:value-type="float">
            <text:p>-1,445412182</text:p>
          </table:table-cell>
          <table:table-cell office:value-type="float" office:value="0.533034833" calcext:value-type="float">
            <text:p>0,533034833</text:p>
          </table:table-cell>
        </table:table-row>
        <table:table-row table:style-name="ro1">
          <table:table-cell office:value-type="float" office:value="-1.757502182" calcext:value-type="float">
            <text:p>-1,757502182</text:p>
          </table:table-cell>
          <table:table-cell office:value-type="float" office:value="0.720271167" calcext:value-type="float">
            <text:p>0,720271167</text:p>
          </table:table-cell>
        </table:table-row>
        <table:table-row table:style-name="ro1">
          <table:table-cell office:value-type="float" office:value="-1.096369545" calcext:value-type="float">
            <text:p>-1,096369545</text:p>
          </table:table-cell>
          <table:table-cell office:value-type="float" office:value="0.243155333" calcext:value-type="float">
            <text:p>0,243155333</text:p>
          </table:table-cell>
        </table:table-row>
        <table:table-row table:style-name="ro1">
          <table:table-cell office:value-type="float" office:value="1.086367909" calcext:value-type="float">
            <text:p>1,086367909</text:p>
          </table:table-cell>
          <table:table-cell office:value-type="float" office:value="10.82526075" calcext:value-type="float">
            <text:p>10,82526075</text:p>
          </table:table-cell>
        </table:table-row>
        <table:table-row table:style-name="ro1">
          <table:table-cell office:value-type="float" office:value="1.452656" calcext:value-type="float">
            <text:p>1,452656</text:p>
          </table:table-cell>
          <table:table-cell office:value-type="float" office:value="10.16300742" calcext:value-type="float">
            <text:p>10,16300742</text:p>
          </table:table-cell>
        </table:table-row>
        <table:table-row table:style-name="ro1">
          <table:table-cell office:value-type="float" office:value="-1.689891545" calcext:value-type="float">
            <text:p>-1,689891545</text:p>
          </table:table-cell>
          <table:table-cell office:value-type="float" office:value="-0.162727333" calcext:value-type="float">
            <text:p>-0,162727333</text:p>
          </table:table-cell>
        </table:table-row>
        <table:table-row table:style-name="ro1">
          <table:table-cell office:value-type="float" office:value="-1.635724636" calcext:value-type="float">
            <text:p>-1,635724636</text:p>
          </table:table-cell>
          <table:table-cell office:value-type="float" office:value="1.081862667" calcext:value-type="float">
            <text:p>1,081862667</text:p>
          </table:table-cell>
        </table:table-row>
        <table:table-row table:style-name="ro1">
          <table:table-cell office:value-type="float" office:value="-1.374814" calcext:value-type="float">
            <text:p>-1,374814</text:p>
          </table:table-cell>
          <table:table-cell office:value-type="float" office:value="-0.103409583" calcext:value-type="float">
            <text:p>-0,103409583</text:p>
          </table:table-cell>
        </table:table-row>
        <table:table-row table:style-name="ro1">
          <table:table-cell office:value-type="float" office:value="1.219695818" calcext:value-type="float">
            <text:p>1,219695818</text:p>
          </table:table-cell>
          <table:table-cell office:value-type="float" office:value="10.59767258" calcext:value-type="float">
            <text:p>10,59767258</text:p>
          </table:table-cell>
        </table:table-row>
        <table:table-row table:style-name="ro1">
          <table:table-cell office:value-type="float" office:value="-1.432862818" calcext:value-type="float">
            <text:p>-1,432862818</text:p>
          </table:table-cell>
          <table:table-cell office:value-type="float" office:value="-0.024231083" calcext:value-type="float">
            <text:p>-0,024231083</text:p>
          </table:table-cell>
        </table:table-row>
        <table:table-row table:style-name="ro1">
          <table:table-cell office:value-type="float" office:value="-1.032230364" calcext:value-type="float">
            <text:p>-1,032230364</text:p>
          </table:table-cell>
          <table:table-cell office:value-type="float" office:value="1.231851167" calcext:value-type="float">
            <text:p>1,231851167</text:p>
          </table:table-cell>
        </table:table-row>
        <table:table-row table:style-name="ro1">
          <table:table-cell office:value-type="float" office:value="1.760553636" calcext:value-type="float">
            <text:p>1,760553636</text:p>
          </table:table-cell>
          <table:table-cell office:value-type="float" office:value="11.65369775" calcext:value-type="float">
            <text:p>11,65369775</text:p>
          </table:table-cell>
        </table:table-row>
        <table:table-row table:style-name="ro1">
          <table:table-cell office:value-type="float" office:value="1.177247" calcext:value-type="float">
            <text:p>1,177247</text:p>
          </table:table-cell>
          <table:table-cell office:value-type="float" office:value="10.98774333" calcext:value-type="float">
            <text:p>10,98774333</text:p>
          </table:table-cell>
        </table:table-row>
        <table:table-row table:style-name="ro1">
          <table:table-cell office:value-type="float" office:value="1.607995636" calcext:value-type="float">
            <text:p>1,607995636</text:p>
          </table:table-cell>
          <table:table-cell office:value-type="float" office:value="10.55716883" calcext:value-type="float">
            <text:p>10,55716883</text:p>
          </table:table-cell>
        </table:table-row>
        <table:table-row table:style-name="ro1">
          <table:table-cell office:value-type="float" office:value="-1.456421364" calcext:value-type="float">
            <text:p>-1,456421364</text:p>
          </table:table-cell>
          <table:table-cell office:value-type="float" office:value="0.4943045" calcext:value-type="float">
            <text:p>0,4943045</text:p>
          </table:table-cell>
        </table:table-row>
        <table:table-row table:style-name="ro1">
          <table:table-cell office:value-type="float" office:value="-1.334931182" calcext:value-type="float">
            <text:p>-1,334931182</text:p>
          </table:table-cell>
          <table:table-cell office:value-type="float" office:value="0.373084667" calcext:value-type="float">
            <text:p>0,373084667</text:p>
          </table:table-cell>
        </table:table-row>
        <table:table-row table:style-name="ro1">
          <table:table-cell office:value-type="float" office:value="-1.152068" calcext:value-type="float">
            <text:p>-1,152068</text:p>
          </table:table-cell>
          <table:table-cell office:value-type="float" office:value="0.38557025" calcext:value-type="float">
            <text:p>0,38557025</text:p>
          </table:table-cell>
        </table:table-row>
        <table:table-row table:style-name="ro1">
          <table:table-cell office:value-type="float" office:value="1.133546727" calcext:value-type="float">
            <text:p>1,133546727</text:p>
          </table:table-cell>
          <table:table-cell office:value-type="float" office:value="10.37561408" calcext:value-type="float">
            <text:p>10,37561408</text:p>
          </table:table-cell>
        </table:table-row>
        <table:table-row table:style-name="ro1">
          <table:table-cell office:value-type="float" office:value="-1.761763455" calcext:value-type="float">
            <text:p>-1,761763455</text:p>
          </table:table-cell>
          <table:table-cell office:value-type="float" office:value="-0.392318667" calcext:value-type="float">
            <text:p>-0,392318667</text:p>
          </table:table-cell>
        </table:table-row>
        <table:table-row table:style-name="ro1">
          <table:table-cell office:value-type="float" office:value="1.568315364" calcext:value-type="float">
            <text:p>1,568315364</text:p>
          </table:table-cell>
          <table:table-cell office:value-type="float" office:value="11.07180817" calcext:value-type="float">
            <text:p>11,07180817</text:p>
          </table:table-cell>
        </table:table-row>
        <table:table-row table:style-name="ro1">
          <table:table-cell office:value-type="float" office:value="1.454289273" calcext:value-type="float">
            <text:p>1,454289273</text:p>
          </table:table-cell>
          <table:table-cell office:value-type="float" office:value="11.19699758" calcext:value-type="float">
            <text:p>11,19699758</text:p>
          </table:table-cell>
        </table:table-row>
        <table:table-row table:style-name="ro1">
          <table:table-cell office:value-type="float" office:value="1.253205909" calcext:value-type="float">
            <text:p>1,253205909</text:p>
          </table:table-cell>
          <table:table-cell office:value-type="float" office:value="11.79936892" calcext:value-type="float">
            <text:p>11,79936892</text:p>
          </table:table-cell>
        </table:table-row>
        <table:table-row table:style-name="ro1">
          <table:table-cell office:value-type="float" office:value="1.57567" calcext:value-type="float">
            <text:p>1,57567</text:p>
          </table:table-cell>
          <table:table-cell office:value-type="float" office:value="11.80563" calcext:value-type="float">
            <text:p>11,80563</text:p>
          </table:table-cell>
        </table:table-row>
        <table:table-row table:style-name="ro1">
          <table:table-cell office:value-type="float" office:value="1.195499818" calcext:value-type="float">
            <text:p>1,195499818</text:p>
          </table:table-cell>
          <table:table-cell office:value-type="float" office:value="10.36742475" calcext:value-type="float">
            <text:p>10,36742475</text:p>
          </table:table-cell>
        </table:table-row>
        <table:table-row table:style-name="ro1">
          <table:table-cell office:value-type="float" office:value="-1.300133273" calcext:value-type="float">
            <text:p>-1,300133273</text:p>
          </table:table-cell>
          <table:table-cell office:value-type="float" office:value="1.549451917" calcext:value-type="float">
            <text:p>1,549451917</text:p>
          </table:table-cell>
        </table:table-row>
        <table:table-row table:style-name="ro1">
          <table:table-cell office:value-type="float" office:value="0.960617455" calcext:value-type="float">
            <text:p>0,960617455</text:p>
          </table:table-cell>
          <table:table-cell office:value-type="float" office:value="11.3562585" calcext:value-type="float">
            <text:p>11,3562585</text:p>
          </table:table-cell>
        </table:table-row>
        <table:table-row table:style-name="ro1">
          <table:table-cell office:value-type="float" office:value="1.582685545" calcext:value-type="float">
            <text:p>1,582685545</text:p>
          </table:table-cell>
          <table:table-cell office:value-type="float" office:value="11.24057842" calcext:value-type="float">
            <text:p>11,24057842</text:p>
          </table:table-cell>
        </table:table-row>
        <table:table-row table:style-name="ro1">
          <table:table-cell office:value-type="float" office:value="1.508554" calcext:value-type="float">
            <text:p>1,508554</text:p>
          </table:table-cell>
          <table:table-cell office:value-type="float" office:value="11.02998908" calcext:value-type="float">
            <text:p>11,02998908</text:p>
          </table:table-cell>
        </table:table-row>
        <table:table-row table:style-name="ro1">
          <table:table-cell office:value-type="float" office:value="1.445805727" calcext:value-type="float">
            <text:p>1,445805727</text:p>
          </table:table-cell>
          <table:table-cell office:value-type="float" office:value="11.1493035" calcext:value-type="float">
            <text:p>11,1493035</text:p>
          </table:table-cell>
        </table:table-row>
        <table:table-row table:style-name="ro1">
          <table:table-cell office:value-type="float" office:value="1.114972545" calcext:value-type="float">
            <text:p>1,114972545</text:p>
          </table:table-cell>
          <table:table-cell office:value-type="float" office:value="10.20587" calcext:value-type="float">
            <text:p>10,20587</text:p>
          </table:table-cell>
        </table:table-row>
        <table:table-row table:style-name="ro1">
          <table:table-cell office:value-type="float" office:value="-1.997357455" calcext:value-type="float">
            <text:p>-1,997357455</text:p>
          </table:table-cell>
          <table:table-cell office:value-type="float" office:value="0.596996417" calcext:value-type="float">
            <text:p>0,596996417</text:p>
          </table:table-cell>
        </table:table-row>
        <table:table-row table:style-name="ro1">
          <table:table-cell office:value-type="float" office:value="1.654636364" calcext:value-type="float">
            <text:p>1,654636364</text:p>
          </table:table-cell>
          <table:table-cell office:value-type="float" office:value="10.1664845" calcext:value-type="float">
            <text:p>10,1664845</text:p>
          </table:table-cell>
        </table:table-row>
        <table:table-row table:style-name="ro1">
          <table:table-cell office:value-type="float" office:value="-0.819033091" calcext:value-type="float">
            <text:p>-0,819033091</text:p>
          </table:table-cell>
          <table:table-cell office:value-type="float" office:value="1.157986083" calcext:value-type="float">
            <text:p>1,157986083</text:p>
          </table:table-cell>
        </table:table-row>
        <table:table-row table:style-name="ro1">
          <table:table-cell office:value-type="float" office:value="-1.346384" calcext:value-type="float">
            <text:p>-1,346384</text:p>
          </table:table-cell>
          <table:table-cell office:value-type="float" office:value="1.04180625" calcext:value-type="float">
            <text:p>1,04180625</text:p>
          </table:table-cell>
        </table:table-row>
        <table:table-row table:style-name="ro1">
          <table:table-cell office:value-type="float" office:value="1.207913818" calcext:value-type="float">
            <text:p>1,207913818</text:p>
          </table:table-cell>
          <table:table-cell office:value-type="float" office:value="10.54898575" calcext:value-type="float">
            <text:p>10,54898575</text:p>
          </table:table-cell>
        </table:table-row>
        <table:table-row table:style-name="ro1">
          <table:table-cell office:value-type="float" office:value="1.274599818" calcext:value-type="float">
            <text:p>1,274599818</text:p>
          </table:table-cell>
          <table:table-cell office:value-type="float" office:value="11.594067" calcext:value-type="float">
            <text:p>11,594067</text:p>
          </table:table-cell>
        </table:table-row>
        <table:table-row table:style-name="ro1">
          <table:table-cell office:value-type="float" office:value="1.060159273" calcext:value-type="float">
            <text:p>1,060159273</text:p>
          </table:table-cell>
          <table:table-cell office:value-type="float" office:value="10.03972017" calcext:value-type="float">
            <text:p>10,03972017</text:p>
          </table:table-cell>
        </table:table-row>
        <table:table-row table:style-name="ro1">
          <table:table-cell office:value-type="float" office:value="1.511863545" calcext:value-type="float">
            <text:p>1,511863545</text:p>
          </table:table-cell>
          <table:table-cell office:value-type="float" office:value="11.28891917" calcext:value-type="float">
            <text:p>11,28891917</text:p>
          </table:table-cell>
        </table:table-row>
        <table:table-row table:style-name="ro1">
          <table:table-cell office:value-type="float" office:value="1.020929727" calcext:value-type="float">
            <text:p>1,020929727</text:p>
          </table:table-cell>
          <table:table-cell office:value-type="float" office:value="11.07997375" calcext:value-type="float">
            <text:p>11,07997375</text:p>
          </table:table-cell>
        </table:table-row>
        <table:table-row table:style-name="ro1">
          <table:table-cell office:value-type="float" office:value="1.412595091" calcext:value-type="float">
            <text:p>1,412595091</text:p>
          </table:table-cell>
          <table:table-cell office:value-type="float" office:value="11.63655142" calcext:value-type="float">
            <text:p>11,63655142</text:p>
          </table:table-cell>
        </table:table-row>
        <table:table-row table:style-name="ro1">
          <table:table-cell office:value-type="float" office:value="1.673242" calcext:value-type="float">
            <text:p>1,673242</text:p>
          </table:table-cell>
          <table:table-cell office:value-type="float" office:value="10.72500542" calcext:value-type="float">
            <text:p>10,72500542</text:p>
          </table:table-cell>
        </table:table-row>
        <table:table-row table:style-name="ro1">
          <table:table-cell office:value-type="float" office:value="0.815510273" calcext:value-type="float">
            <text:p>0,815510273</text:p>
          </table:table-cell>
          <table:table-cell office:value-type="float" office:value="11.45998583" calcext:value-type="float">
            <text:p>11,45998583</text:p>
          </table:table-cell>
        </table:table-row>
        <table:table-row table:style-name="ro1">
          <table:table-cell office:value-type="float" office:value="0.806782727" calcext:value-type="float">
            <text:p>0,806782727</text:p>
          </table:table-cell>
          <table:table-cell office:value-type="float" office:value="12.02185975" calcext:value-type="float">
            <text:p>12,02185975</text:p>
          </table:table-cell>
        </table:table-row>
        <table:table-row table:style-name="ro1">
          <table:table-cell office:value-type="float" office:value="-1.128028273" calcext:value-type="float">
            <text:p>-1,128028273</text:p>
          </table:table-cell>
          <table:table-cell office:value-type="float" office:value="-0.012372167" calcext:value-type="float">
            <text:p>-0,012372167</text:p>
          </table:table-cell>
        </table:table-row>
        <table:table-row table:style-name="ro1">
          <table:table-cell office:value-type="float" office:value="1.089503545" calcext:value-type="float">
            <text:p>1,089503545</text:p>
          </table:table-cell>
          <table:table-cell office:value-type="float" office:value="11.51906975" calcext:value-type="float">
            <text:p>11,51906975</text:p>
          </table:table-cell>
        </table:table-row>
        <table:table-row table:style-name="ro1">
          <table:table-cell office:value-type="float" office:value="-1.089489727" calcext:value-type="float">
            <text:p>-1,089489727</text:p>
          </table:table-cell>
          <table:table-cell office:value-type="float" office:value="0.578474917" calcext:value-type="float">
            <text:p>0,578474917</text:p>
          </table:table-cell>
        </table:table-row>
        <table:table-row table:style-name="ro1">
          <table:table-cell office:value-type="float" office:value="0.930173364" calcext:value-type="float">
            <text:p>0,930173364</text:p>
          </table:table-cell>
          <table:table-cell office:value-type="float" office:value="10.834765" calcext:value-type="float">
            <text:p>10,834765</text:p>
          </table:table-cell>
        </table:table-row>
        <table:table-row table:style-name="ro1">
          <table:table-cell office:value-type="float" office:value="-1.497001727" calcext:value-type="float">
            <text:p>-1,497001727</text:p>
          </table:table-cell>
          <table:table-cell office:value-type="float" office:value="0.644473417" calcext:value-type="float">
            <text:p>0,644473417</text:p>
          </table:table-cell>
        </table:table-row>
        <table:table-row table:style-name="ro1">
          <table:table-cell office:value-type="float" office:value="0.997321545" calcext:value-type="float">
            <text:p>0,997321545</text:p>
          </table:table-cell>
          <table:table-cell office:value-type="float" office:value="12.25674058" calcext:value-type="float">
            <text:p>12,25674058</text:p>
          </table:table-cell>
        </table:table-row>
        <table:table-row table:style-name="ro1">
          <table:table-cell office:value-type="float" office:value="1.300920364" calcext:value-type="float">
            <text:p>1,300920364</text:p>
          </table:table-cell>
          <table:table-cell office:value-type="float" office:value="10.33406442" calcext:value-type="float">
            <text:p>10,33406442</text:p>
          </table:table-cell>
        </table:table-row>
        <table:table-row table:style-name="ro1">
          <table:table-cell office:value-type="float" office:value="-1.462197273" calcext:value-type="float">
            <text:p>-1,462197273</text:p>
          </table:table-cell>
          <table:table-cell office:value-type="float" office:value="0.521158083" calcext:value-type="float">
            <text:p>0,521158083</text:p>
          </table:table-cell>
        </table:table-row>
        <table:table-row table:style-name="ro1">
          <table:table-cell office:value-type="float" office:value="1.353223091" calcext:value-type="float">
            <text:p>1,353223091</text:p>
          </table:table-cell>
          <table:table-cell office:value-type="float" office:value="10.23737183" calcext:value-type="float">
            <text:p>10,23737183</text:p>
          </table:table-cell>
        </table:table-row>
        <table:table-row table:style-name="ro1">
          <table:table-cell office:value-type="float" office:value="1.455623" calcext:value-type="float">
            <text:p>1,455623</text:p>
          </table:table-cell>
          <table:table-cell office:value-type="float" office:value="11.09544742" calcext:value-type="float">
            <text:p>11,09544742</text:p>
          </table:table-cell>
        </table:table-row>
        <table:table-row table:style-name="ro1">
          <table:table-cell office:value-type="float" office:value="1.154265364" calcext:value-type="float">
            <text:p>1,154265364</text:p>
          </table:table-cell>
          <table:table-cell office:value-type="float" office:value="11.22721692" calcext:value-type="float">
            <text:p>11,22721692</text:p>
          </table:table-cell>
        </table:table-row>
        <table:table-row table:style-name="ro1">
          <table:table-cell office:value-type="float" office:value="1.367544636" calcext:value-type="float">
            <text:p>1,367544636</text:p>
          </table:table-cell>
          <table:table-cell office:value-type="float" office:value="11.38314125" calcext:value-type="float">
            <text:p>11,38314125</text:p>
          </table:table-cell>
        </table:table-row>
        <table:table-row table:style-name="ro1">
          <table:table-cell office:value-type="float" office:value="1.132182727" calcext:value-type="float">
            <text:p>1,132182727</text:p>
          </table:table-cell>
          <table:table-cell office:value-type="float" office:value="10.90886342" calcext:value-type="float">
            <text:p>10,90886342</text:p>
          </table:table-cell>
        </table:table-row>
        <table:table-row table:style-name="ro1">
          <table:table-cell office:value-type="float" office:value="1.767522909" calcext:value-type="float">
            <text:p>1,767522909</text:p>
          </table:table-cell>
          <table:table-cell office:value-type="float" office:value="12.32115008" calcext:value-type="float">
            <text:p>12,32115008</text:p>
          </table:table-cell>
        </table:table-row>
        <table:table-row table:style-name="ro1">
          <table:table-cell office:value-type="float" office:value="-0.881375545" calcext:value-type="float">
            <text:p>-0,881375545</text:p>
          </table:table-cell>
          <table:table-cell office:value-type="float" office:value="0.658097917" calcext:value-type="float">
            <text:p>0,658097917</text:p>
          </table:table-cell>
        </table:table-row>
        <table:table-row table:style-name="ro1">
          <table:table-cell office:value-type="float" office:value="1.232281364" calcext:value-type="float">
            <text:p>1,232281364</text:p>
          </table:table-cell>
          <table:table-cell office:value-type="float" office:value="10.88188358" calcext:value-type="float">
            <text:p>10,88188358</text:p>
          </table:table-cell>
        </table:table-row>
        <table:table-row table:style-name="ro1">
          <table:table-cell office:value-type="float" office:value="-1.175812091" calcext:value-type="float">
            <text:p>-1,175812091</text:p>
          </table:table-cell>
          <table:table-cell office:value-type="float" office:value="0.601704" calcext:value-type="float">
            <text:p>0,601704</text:p>
          </table:table-cell>
        </table:table-row>
        <table:table-row table:style-name="ro1">
          <table:table-cell office:value-type="float" office:value="1.649967273" calcext:value-type="float">
            <text:p>1,649967273</text:p>
          </table:table-cell>
          <table:table-cell office:value-type="float" office:value="11.2179215" calcext:value-type="float">
            <text:p>11,2179215</text:p>
          </table:table-cell>
        </table:table-row>
        <table:table-row table:style-name="ro1">
          <table:table-cell office:value-type="float" office:value="1.644177091" calcext:value-type="float">
            <text:p>1,644177091</text:p>
          </table:table-cell>
          <table:table-cell office:value-type="float" office:value="11.24636383" calcext:value-type="float">
            <text:p>11,24636383</text:p>
          </table:table-cell>
        </table:table-row>
        <table:table-row table:style-name="ro1">
          <table:table-cell office:value-type="float" office:value="1.065440182" calcext:value-type="float">
            <text:p>1,065440182</text:p>
          </table:table-cell>
          <table:table-cell office:value-type="float" office:value="11.72388342" calcext:value-type="float">
            <text:p>11,72388342</text:p>
          </table:table-cell>
        </table:table-row>
        <table:table-row table:style-name="ro1">
          <table:table-cell office:value-type="float" office:value="1.507535364" calcext:value-type="float">
            <text:p>1,507535364</text:p>
          </table:table-cell>
          <table:table-cell office:value-type="float" office:value="10.57940067" calcext:value-type="float">
            <text:p>10,57940067</text:p>
          </table:table-cell>
        </table:table-row>
        <table:table-row table:style-name="ro1">
          <table:table-cell office:value-type="float" office:value="1.551369909" calcext:value-type="float">
            <text:p>1,551369909</text:p>
          </table:table-cell>
          <table:table-cell office:value-type="float" office:value="11.27485958" calcext:value-type="float">
            <text:p>11,27485958</text:p>
          </table:table-cell>
        </table:table-row>
        <table:table-row table:style-name="ro1">
          <table:table-cell office:value-type="float" office:value="-1.193897455" calcext:value-type="float">
            <text:p>-1,193897455</text:p>
          </table:table-cell>
          <table:table-cell office:value-type="float" office:value="1.380692833" calcext:value-type="float">
            <text:p>1,380692833</text:p>
          </table:table-cell>
        </table:table-row>
        <table:table-row table:style-name="ro1">
          <table:table-cell office:value-type="float" office:value="1.700744545" calcext:value-type="float">
            <text:p>1,700744545</text:p>
          </table:table-cell>
          <table:table-cell office:value-type="float" office:value="11.0012395" calcext:value-type="float">
            <text:p>11,0012395</text:p>
          </table:table-cell>
        </table:table-row>
        <table:table-row table:style-name="ro1">
          <table:table-cell office:value-type="float" office:value="1.769170818" calcext:value-type="float">
            <text:p>1,769170818</text:p>
          </table:table-cell>
          <table:table-cell office:value-type="float" office:value="11.14565225" calcext:value-type="float">
            <text:p>11,14565225</text:p>
          </table:table-cell>
        </table:table-row>
        <table:table-row table:style-name="ro1">
          <table:table-cell office:value-type="float" office:value="1.468030909" calcext:value-type="float">
            <text:p>1,468030909</text:p>
          </table:table-cell>
          <table:table-cell office:value-type="float" office:value="11.93373767" calcext:value-type="float">
            <text:p>11,93373767</text:p>
          </table:table-cell>
        </table:table-row>
        <table:table-row table:style-name="ro1">
          <table:table-cell office:value-type="float" office:value="1.426965818" calcext:value-type="float">
            <text:p>1,426965818</text:p>
          </table:table-cell>
          <table:table-cell office:value-type="float" office:value="11.00997458" calcext:value-type="float">
            <text:p>11,00997458</text:p>
          </table:table-cell>
        </table:table-row>
        <table:table-row table:style-name="ro1">
          <table:table-cell office:value-type="float" office:value="1.238391636" calcext:value-type="float">
            <text:p>1,238391636</text:p>
          </table:table-cell>
          <table:table-cell office:value-type="float" office:value="11.01878058" calcext:value-type="float">
            <text:p>11,01878058</text:p>
          </table:table-cell>
        </table:table-row>
        <table:table-row table:style-name="ro1">
          <table:table-cell office:value-type="float" office:value="-0.887554636" calcext:value-type="float">
            <text:p>-0,887554636</text:p>
          </table:table-cell>
          <table:table-cell office:value-type="float" office:value="0.48398025" calcext:value-type="float">
            <text:p>0,48398025</text:p>
          </table:table-cell>
        </table:table-row>
        <table:table-row table:style-name="ro1">
          <table:table-cell office:value-type="float" office:value="1.125091545" calcext:value-type="float">
            <text:p>1,125091545</text:p>
          </table:table-cell>
          <table:table-cell office:value-type="float" office:value="11.29902042" calcext:value-type="float">
            <text:p>11,29902042</text:p>
          </table:table-cell>
        </table:table-row>
        <table:table-row table:style-name="ro1">
          <table:table-cell office:value-type="float" office:value="1.190728" calcext:value-type="float">
            <text:p>1,190728</text:p>
          </table:table-cell>
          <table:table-cell office:value-type="float" office:value="10.98728525" calcext:value-type="float">
            <text:p>10,98728525</text:p>
          </table:table-cell>
        </table:table-row>
        <table:table-row table:style-name="ro1">
          <table:table-cell office:value-type="float" office:value="1.170506727" calcext:value-type="float">
            <text:p>1,170506727</text:p>
          </table:table-cell>
          <table:table-cell office:value-type="float" office:value="11.68471108" calcext:value-type="float">
            <text:p>11,68471108</text:p>
          </table:table-cell>
        </table:table-row>
        <table:table-row table:style-name="ro1">
          <table:table-cell office:value-type="float" office:value="1.398011545" calcext:value-type="float">
            <text:p>1,398011545</text:p>
          </table:table-cell>
          <table:table-cell office:value-type="float" office:value="10.96978433" calcext:value-type="float">
            <text:p>10,96978433</text:p>
          </table:table-cell>
        </table:table-row>
        <table:table-row table:style-name="ro1">
          <table:table-cell office:value-type="float" office:value="1.083137364" calcext:value-type="float">
            <text:p>1,083137364</text:p>
          </table:table-cell>
          <table:table-cell office:value-type="float" office:value="10.55125867" calcext:value-type="float">
            <text:p>10,55125867</text:p>
          </table:table-cell>
        </table:table-row>
        <table:table-row table:style-name="ro1">
          <table:table-cell office:value-type="float" office:value="1.541871273" calcext:value-type="float">
            <text:p>1,541871273</text:p>
          </table:table-cell>
          <table:table-cell office:value-type="float" office:value="10.2162545" calcext:value-type="float">
            <text:p>10,2162545</text:p>
          </table:table-cell>
        </table:table-row>
        <table:table-row table:style-name="ro1">
          <table:table-cell office:value-type="float" office:value="2.156050909" calcext:value-type="float">
            <text:p>2,156050909</text:p>
          </table:table-cell>
          <table:table-cell office:value-type="float" office:value="11.15569758" calcext:value-type="float">
            <text:p>11,15569758</text:p>
          </table:table-cell>
        </table:table-row>
        <table:table-row table:style-name="ro1">
          <table:table-cell office:value-type="float" office:value="-1.108808" calcext:value-type="float">
            <text:p>-1,108808</text:p>
          </table:table-cell>
          <table:table-cell office:value-type="float" office:value="0.014626583" calcext:value-type="float">
            <text:p>0,014626583</text:p>
          </table:table-cell>
        </table:table-row>
        <table:table-row table:style-name="ro1">
          <table:table-cell office:value-type="float" office:value="0.842693727" calcext:value-type="float">
            <text:p>0,842693727</text:p>
          </table:table-cell>
          <table:table-cell office:value-type="float" office:value="10.54013883" calcext:value-type="float">
            <text:p>10,54013883</text:p>
          </table:table-cell>
        </table:table-row>
        <table:table-row table:style-name="ro1">
          <table:table-cell office:value-type="float" office:value="-1.188502364" calcext:value-type="float">
            <text:p>-1,188502364</text:p>
          </table:table-cell>
          <table:table-cell office:value-type="float" office:value="0.70358025" calcext:value-type="float">
            <text:p>0,70358025</text:p>
          </table:table-cell>
        </table:table-row>
        <table:table-row table:style-name="ro1">
          <table:table-cell office:value-type="float" office:value="-1.111373364" calcext:value-type="float">
            <text:p>-1,111373364</text:p>
          </table:table-cell>
          <table:table-cell office:value-type="float" office:value="1.052807333" calcext:value-type="float">
            <text:p>1,052807333</text:p>
          </table:table-cell>
        </table:table-row>
        <table:table-row table:style-name="ro1">
          <table:table-cell office:value-type="float" office:value="-1.303703818" calcext:value-type="float">
            <text:p>-1,303703818</text:p>
          </table:table-cell>
          <table:table-cell office:value-type="float" office:value="0.58186775" calcext:value-type="float">
            <text:p>0,58186775</text:p>
          </table:table-cell>
        </table:table-row>
        <table:table-row table:style-name="ro1">
          <table:table-cell office:value-type="float" office:value="1.178251727" calcext:value-type="float">
            <text:p>1,178251727</text:p>
          </table:table-cell>
          <table:table-cell office:value-type="float" office:value="11.07949308" calcext:value-type="float">
            <text:p>11,07949308</text:p>
          </table:table-cell>
        </table:table-row>
        <table:table-row table:style-name="ro1">
          <table:table-cell office:value-type="float" office:value="1.802022727" calcext:value-type="float">
            <text:p>1,802022727</text:p>
          </table:table-cell>
          <table:table-cell office:value-type="float" office:value="10.4964555" calcext:value-type="float">
            <text:p>10,4964555</text:p>
          </table:table-cell>
        </table:table-row>
        <table:table-row table:style-name="ro1">
          <table:table-cell office:value-type="float" office:value="1.525687727" calcext:value-type="float">
            <text:p>1,525687727</text:p>
          </table:table-cell>
          <table:table-cell office:value-type="float" office:value="10.79151833" calcext:value-type="float">
            <text:p>10,79151833</text:p>
          </table:table-cell>
        </table:table-row>
        <table:table-row table:style-name="ro1">
          <table:table-cell office:value-type="float" office:value="1.725932818" calcext:value-type="float">
            <text:p>1,725932818</text:p>
          </table:table-cell>
          <table:table-cell office:value-type="float" office:value="10.23031758" calcext:value-type="float">
            <text:p>10,23031758</text:p>
          </table:table-cell>
        </table:table-row>
        <table:table-row table:style-name="ro1">
          <table:table-cell office:value-type="float" office:value="1.478759" calcext:value-type="float">
            <text:p>1,478759</text:p>
          </table:table-cell>
          <table:table-cell office:value-type="float" office:value="11.89444375" calcext:value-type="float">
            <text:p>11,89444375</text:p>
          </table:table-cell>
        </table:table-row>
        <table:table-row table:style-name="ro1">
          <table:table-cell office:value-type="float" office:value="-1.197255455" calcext:value-type="float">
            <text:p>-1,197255455</text:p>
          </table:table-cell>
          <table:table-cell office:value-type="float" office:value="0.257577583" calcext:value-type="float">
            <text:p>0,257577583</text:p>
          </table:table-cell>
        </table:table-row>
        <table:table-row table:style-name="ro1">
          <table:table-cell office:value-type="float" office:value="1.020488909" calcext:value-type="float">
            <text:p>1,020488909</text:p>
          </table:table-cell>
          <table:table-cell office:value-type="float" office:value="10.91200408" calcext:value-type="float">
            <text:p>10,91200408</text:p>
          </table:table-cell>
        </table:table-row>
        <table:table-row table:style-name="ro1">
          <table:table-cell office:value-type="float" office:value="1.179287636" calcext:value-type="float">
            <text:p>1,179287636</text:p>
          </table:table-cell>
          <table:table-cell office:value-type="float" office:value="9.865911167" calcext:value-type="float">
            <text:p>9,865911167</text:p>
          </table:table-cell>
        </table:table-row>
        <table:table-row table:style-name="ro1">
          <table:table-cell office:value-type="float" office:value="-1.455523909" calcext:value-type="float">
            <text:p>-1,455523909</text:p>
          </table:table-cell>
          <table:table-cell office:value-type="float" office:value="0.494281333" calcext:value-type="float">
            <text:p>0,494281333</text:p>
          </table:table-cell>
        </table:table-row>
        <table:table-row table:style-name="ro1">
          <table:table-cell office:value-type="float" office:value="1.087778636" calcext:value-type="float">
            <text:p>1,087778636</text:p>
          </table:table-cell>
          <table:table-cell office:value-type="float" office:value="10.50146458" calcext:value-type="float">
            <text:p>10,50146458</text:p>
          </table:table-cell>
        </table:table-row>
        <table:table-row table:style-name="ro1">
          <table:table-cell office:value-type="float" office:value="1.929083727" calcext:value-type="float">
            <text:p>1,929083727</text:p>
          </table:table-cell>
          <table:table-cell office:value-type="float" office:value="10.92613592" calcext:value-type="float">
            <text:p>10,92613592</text:p>
          </table:table-cell>
        </table:table-row>
        <table:table-row table:style-name="ro1">
          <table:table-cell office:value-type="float" office:value="-1.277860636" calcext:value-type="float">
            <text:p>-1,277860636</text:p>
          </table:table-cell>
          <table:table-cell office:value-type="float" office:value="1.41588075" calcext:value-type="float">
            <text:p>1,41588075</text:p>
          </table:table-cell>
        </table:table-row>
        <table:table-row table:style-name="ro1">
          <table:table-cell office:value-type="float" office:value="1.344356" calcext:value-type="float">
            <text:p>1,344356</text:p>
          </table:table-cell>
          <table:table-cell office:value-type="float" office:value="10.59768967" calcext:value-type="float">
            <text:p>10,59768967</text:p>
          </table:table-cell>
        </table:table-row>
        <table:table-row table:style-name="ro1">
          <table:table-cell office:value-type="float" office:value="1.420376909" calcext:value-type="float">
            <text:p>1,420376909</text:p>
          </table:table-cell>
          <table:table-cell office:value-type="float" office:value="11.47626375" calcext:value-type="float">
            <text:p>11,47626375</text:p>
          </table:table-cell>
        </table:table-row>
        <table:table-row table:style-name="ro1">
          <table:table-cell office:value-type="float" office:value="1.702021364" calcext:value-type="float">
            <text:p>1,702021364</text:p>
          </table:table-cell>
          <table:table-cell office:value-type="float" office:value="9.959956" calcext:value-type="float">
            <text:p>9,959956</text:p>
          </table:table-cell>
        </table:table-row>
        <table:table-row table:style-name="ro1">
          <table:table-cell office:value-type="float" office:value="-1.489033455" calcext:value-type="float">
            <text:p>-1,489033455</text:p>
          </table:table-cell>
          <table:table-cell office:value-type="float" office:value="-0.220920833" calcext:value-type="float">
            <text:p>-0,220920833</text:p>
          </table:table-cell>
        </table:table-row>
        <table:table-row table:style-name="ro1">
          <table:table-cell office:value-type="float" office:value="-1.646430545" calcext:value-type="float">
            <text:p>-1,646430545</text:p>
          </table:table-cell>
          <table:table-cell office:value-type="float" office:value="0.754627917" calcext:value-type="float">
            <text:p>0,754627917</text:p>
          </table:table-cell>
        </table:table-row>
        <table:table-row table:style-name="ro1">
          <table:table-cell office:value-type="float" office:value="1.323512182" calcext:value-type="float">
            <text:p>1,323512182</text:p>
          </table:table-cell>
          <table:table-cell office:value-type="float" office:value="11.20100892" calcext:value-type="float">
            <text:p>11,20100892</text:p>
          </table:table-cell>
        </table:table-row>
        <table:table-row table:style-name="ro1">
          <table:table-cell office:value-type="float" office:value="1.496571727" calcext:value-type="float">
            <text:p>1,496571727</text:p>
          </table:table-cell>
          <table:table-cell office:value-type="float" office:value="10.99194017" calcext:value-type="float">
            <text:p>10,99194017</text:p>
          </table:table-cell>
        </table:table-row>
        <table:table-row table:style-name="ro1">
          <table:table-cell office:value-type="float" office:value="-1.703566818" calcext:value-type="float">
            <text:p>-1,703566818</text:p>
          </table:table-cell>
          <table:table-cell office:value-type="float" office:value="-0.135633667" calcext:value-type="float">
            <text:p>-0,135633667</text:p>
          </table:table-cell>
        </table:table-row>
        <table:table-row table:style-name="ro1">
          <table:table-cell office:value-type="float" office:value="1.107263182" calcext:value-type="float">
            <text:p>1,107263182</text:p>
          </table:table-cell>
          <table:table-cell office:value-type="float" office:value="12.48555183" calcext:value-type="float">
            <text:p>12,48555183</text:p>
          </table:table-cell>
        </table:table-row>
        <table:table-row table:style-name="ro1">
          <table:table-cell office:value-type="float" office:value="1.597122545" calcext:value-type="float">
            <text:p>1,597122545</text:p>
          </table:table-cell>
          <table:table-cell office:value-type="float" office:value="11.43914642" calcext:value-type="float">
            <text:p>11,43914642</text:p>
          </table:table-cell>
        </table:table-row>
        <table:table-row table:style-name="ro1">
          <table:table-cell office:value-type="float" office:value="1.770470364" calcext:value-type="float">
            <text:p>1,770470364</text:p>
          </table:table-cell>
          <table:table-cell office:value-type="float" office:value="10.43970442" calcext:value-type="float">
            <text:p>10,43970442</text:p>
          </table:table-cell>
        </table:table-row>
        <table:table-row table:style-name="ro1">
          <table:table-cell office:value-type="float" office:value="1.230601091" calcext:value-type="float">
            <text:p>1,230601091</text:p>
          </table:table-cell>
          <table:table-cell office:value-type="float" office:value="11.42763542" calcext:value-type="float">
            <text:p>11,42763542</text:p>
          </table:table-cell>
        </table:table-row>
        <table:table-row table:style-name="ro1">
          <table:table-cell office:value-type="float" office:value="1.480399909" calcext:value-type="float">
            <text:p>1,480399909</text:p>
          </table:table-cell>
          <table:table-cell office:value-type="float" office:value="10.86374733" calcext:value-type="float">
            <text:p>10,86374733</text:p>
          </table:table-cell>
        </table:table-row>
        <table:table-row table:style-name="ro1">
          <table:table-cell office:value-type="float" office:value="1.129864" calcext:value-type="float">
            <text:p>1,129864</text:p>
          </table:table-cell>
          <table:table-cell office:value-type="float" office:value="11.41847442" calcext:value-type="float">
            <text:p>11,41847442</text:p>
          </table:table-cell>
        </table:table-row>
        <table:table-row table:style-name="ro1">
          <table:table-cell office:value-type="float" office:value="1.339401545" calcext:value-type="float">
            <text:p>1,339401545</text:p>
          </table:table-cell>
          <table:table-cell office:value-type="float" office:value="9.6410635" calcext:value-type="float">
            <text:p>9,6410635</text:p>
          </table:table-cell>
        </table:table-row>
        <table:table-row table:style-name="ro1">
          <table:table-cell office:value-type="float" office:value="1.775365273" calcext:value-type="float">
            <text:p>1,775365273</text:p>
          </table:table-cell>
          <table:table-cell office:value-type="float" office:value="10.57145708" calcext:value-type="float">
            <text:p>10,57145708</text:p>
          </table:table-cell>
        </table:table-row>
        <table:table-row table:style-name="ro1">
          <table:table-cell office:value-type="float" office:value="1.808884545" calcext:value-type="float">
            <text:p>1,808884545</text:p>
          </table:table-cell>
          <table:table-cell office:value-type="float" office:value="9.549729167" calcext:value-type="float">
            <text:p>9,549729167</text:p>
          </table:table-cell>
        </table:table-row>
        <table:table-row table:style-name="ro1">
          <table:table-cell office:value-type="float" office:value="1.576697818" calcext:value-type="float">
            <text:p>1,576697818</text:p>
          </table:table-cell>
          <table:table-cell office:value-type="float" office:value="11.642498" calcext:value-type="float">
            <text:p>11,642498</text:p>
          </table:table-cell>
        </table:table-row>
        <table:table-row table:style-name="ro1">
          <table:table-cell office:value-type="float" office:value="-1.618137091" calcext:value-type="float">
            <text:p>-1,618137091</text:p>
          </table:table-cell>
          <table:table-cell office:value-type="float" office:value="0.513707917" calcext:value-type="float">
            <text:p>0,513707917</text:p>
          </table:table-cell>
        </table:table-row>
        <table:table-row table:style-name="ro1">
          <table:table-cell office:value-type="float" office:value="-1.031107091" calcext:value-type="float">
            <text:p>-1,031107091</text:p>
          </table:table-cell>
          <table:table-cell office:value-type="float" office:value="1.365389417" calcext:value-type="float">
            <text:p>1,365389417</text:p>
          </table:table-cell>
        </table:table-row>
        <table:table-row table:style-name="ro1">
          <table:table-cell office:value-type="float" office:value="1.869576182" calcext:value-type="float">
            <text:p>1,869576182</text:p>
          </table:table-cell>
          <table:table-cell office:value-type="float" office:value="10.76509167" calcext:value-type="float">
            <text:p>10,76509167</text:p>
          </table:table-cell>
        </table:table-row>
        <table:table-row table:style-name="ro1">
          <table:table-cell office:value-type="float" office:value="1.252713636" calcext:value-type="float">
            <text:p>1,252713636</text:p>
          </table:table-cell>
          <table:table-cell office:value-type="float" office:value="10.32365492" calcext:value-type="float">
            <text:p>10,32365492</text:p>
          </table:table-cell>
        </table:table-row>
        <table:table-row table:style-name="ro1">
          <table:table-cell office:value-type="float" office:value="-1.445479727" calcext:value-type="float">
            <text:p>-1,445479727</text:p>
          </table:table-cell>
          <table:table-cell office:value-type="float" office:value="0.724987583" calcext:value-type="float">
            <text:p>0,724987583</text:p>
          </table:table-cell>
        </table:table-row>
        <table:table-row table:style-name="ro1">
          <table:table-cell office:value-type="float" office:value="1.796936364" calcext:value-type="float">
            <text:p>1,796936364</text:p>
          </table:table-cell>
          <table:table-cell office:value-type="float" office:value="10.96888342" calcext:value-type="float">
            <text:p>10,96888342</text:p>
          </table:table-cell>
        </table:table-row>
        <table:table-row table:style-name="ro1">
          <table:table-cell office:value-type="float" office:value="-1.453170273" calcext:value-type="float">
            <text:p>-1,453170273</text:p>
          </table:table-cell>
          <table:table-cell office:value-type="float" office:value="0.664075833" calcext:value-type="float">
            <text:p>0,664075833</text:p>
          </table:table-cell>
        </table:table-row>
        <table:table-row table:style-name="ro1">
          <table:table-cell office:value-type="float" office:value="1.310185818" calcext:value-type="float">
            <text:p>1,310185818</text:p>
          </table:table-cell>
          <table:table-cell office:value-type="float" office:value="11.02181775" calcext:value-type="float">
            <text:p>11,02181775</text:p>
          </table:table-cell>
        </table:table-row>
        <table:table-row table:style-name="ro1">
          <table:table-cell office:value-type="float" office:value="1.354154545" calcext:value-type="float">
            <text:p>1,354154545</text:p>
          </table:table-cell>
          <table:table-cell office:value-type="float" office:value="10.91673192" calcext:value-type="float">
            <text:p>10,91673192</text:p>
          </table:table-cell>
        </table:table-row>
        <table:table-row table:style-name="ro1">
          <table:table-cell office:value-type="float" office:value="0.978165364" calcext:value-type="float">
            <text:p>0,978165364</text:p>
          </table:table-cell>
          <table:table-cell office:value-type="float" office:value="11.42260792" calcext:value-type="float">
            <text:p>11,42260792</text:p>
          </table:table-cell>
        </table:table-row>
        <table:table-row table:style-name="ro1">
          <table:table-cell office:value-type="float" office:value="1.308803909" calcext:value-type="float">
            <text:p>1,308803909</text:p>
          </table:table-cell>
          <table:table-cell office:value-type="float" office:value="12.10035275" calcext:value-type="float">
            <text:p>12,10035275</text:p>
          </table:table-cell>
        </table:table-row>
        <table:table-row table:style-name="ro1">
          <table:table-cell office:value-type="float" office:value="-2.009639364" calcext:value-type="float">
            <text:p>-2,009639364</text:p>
          </table:table-cell>
          <table:table-cell office:value-type="float" office:value="-0.987969083" calcext:value-type="float">
            <text:p>-0,987969083</text:p>
          </table:table-cell>
        </table:table-row>
        <table:table-row table:style-name="ro1">
          <table:table-cell office:value-type="float" office:value="1.802414909" calcext:value-type="float">
            <text:p>1,802414909</text:p>
          </table:table-cell>
          <table:table-cell office:value-type="float" office:value="11.19683667" calcext:value-type="float">
            <text:p>11,19683667</text:p>
          </table:table-cell>
        </table:table-row>
        <table:table-row table:style-name="ro1">
          <table:table-cell office:value-type="float" office:value="1.854947818" calcext:value-type="float">
            <text:p>1,854947818</text:p>
          </table:table-cell>
          <table:table-cell office:value-type="float" office:value="10.61227467" calcext:value-type="float">
            <text:p>10,61227467</text:p>
          </table:table-cell>
        </table:table-row>
        <table:table-row table:style-name="ro1">
          <table:table-cell office:value-type="float" office:value="1.235902273" calcext:value-type="float">
            <text:p>1,235902273</text:p>
          </table:table-cell>
          <table:table-cell office:value-type="float" office:value="11.21234258" calcext:value-type="float">
            <text:p>11,21234258</text:p>
          </table:table-cell>
        </table:table-row>
        <table:table-row table:style-name="ro1">
          <table:table-cell office:value-type="float" office:value="-0.785372364" calcext:value-type="float">
            <text:p>-0,785372364</text:p>
          </table:table-cell>
          <table:table-cell office:value-type="float" office:value="1.505336083" calcext:value-type="float">
            <text:p>1,505336083</text:p>
          </table:table-cell>
        </table:table-row>
        <table:table-row table:style-name="ro1">
          <table:table-cell office:value-type="float" office:value="1.671443727" calcext:value-type="float">
            <text:p>1,671443727</text:p>
          </table:table-cell>
          <table:table-cell office:value-type="float" office:value="10.26004617" calcext:value-type="float">
            <text:p>10,26004617</text:p>
          </table:table-cell>
        </table:table-row>
        <table:table-row table:style-name="ro1">
          <table:table-cell office:value-type="float" office:value="0.998491909" calcext:value-type="float">
            <text:p>0,998491909</text:p>
          </table:table-cell>
          <table:table-cell office:value-type="float" office:value="11.82622417" calcext:value-type="float">
            <text:p>11,82622417</text:p>
          </table:table-cell>
        </table:table-row>
        <table:table-row table:style-name="ro1">
          <table:table-cell office:value-type="float" office:value="1.213333455" calcext:value-type="float">
            <text:p>1,213333455</text:p>
          </table:table-cell>
          <table:table-cell office:value-type="float" office:value="11.3581925" calcext:value-type="float">
            <text:p>11,3581925</text:p>
          </table:table-cell>
        </table:table-row>
        <table:table-row table:style-name="ro1">
          <table:table-cell office:value-type="float" office:value="1.735016273" calcext:value-type="float">
            <text:p>1,735016273</text:p>
          </table:table-cell>
          <table:table-cell office:value-type="float" office:value="10.39636092" calcext:value-type="float">
            <text:p>10,39636092</text:p>
          </table:table-cell>
        </table:table-row>
        <table:table-row table:style-name="ro1">
          <table:table-cell office:value-type="float" office:value="1.296653818" calcext:value-type="float">
            <text:p>1,296653818</text:p>
          </table:table-cell>
          <table:table-cell office:value-type="float" office:value="10.9054475" calcext:value-type="float">
            <text:p>10,9054475</text:p>
          </table:table-cell>
        </table:table-row>
        <table:table-row table:style-name="ro1">
          <table:table-cell office:value-type="float" office:value="0.969127273" calcext:value-type="float">
            <text:p>0,969127273</text:p>
          </table:table-cell>
          <table:table-cell office:value-type="float" office:value="10.60145542" calcext:value-type="float">
            <text:p>10,60145542</text:p>
          </table:table-cell>
        </table:table-row>
        <table:table-row table:style-name="ro1">
          <table:table-cell office:value-type="float" office:value="-1.769554636" calcext:value-type="float">
            <text:p>-1,769554636</text:p>
          </table:table-cell>
          <table:table-cell office:value-type="float" office:value="1.009132833" calcext:value-type="float">
            <text:p>1,009132833</text:p>
          </table:table-cell>
        </table:table-row>
        <table:table-row table:style-name="ro1">
          <table:table-cell office:value-type="float" office:value="1.398912455" calcext:value-type="float">
            <text:p>1,398912455</text:p>
          </table:table-cell>
          <table:table-cell office:value-type="float" office:value="10.3057175" calcext:value-type="float">
            <text:p>10,3057175</text:p>
          </table:table-cell>
        </table:table-row>
        <table:table-row table:style-name="ro1">
          <table:table-cell office:value-type="float" office:value="-1.677083091" calcext:value-type="float">
            <text:p>-1,677083091</text:p>
          </table:table-cell>
          <table:table-cell office:value-type="float" office:value="0.702865917" calcext:value-type="float">
            <text:p>0,702865917</text:p>
          </table:table-cell>
        </table:table-row>
        <table:table-row table:style-name="ro1">
          <table:table-cell office:value-type="float" office:value="-1.733340182" calcext:value-type="float">
            <text:p>-1,733340182</text:p>
          </table:table-cell>
          <table:table-cell office:value-type="float" office:value="0.468272417" calcext:value-type="float">
            <text:p>0,468272417</text:p>
          </table:table-cell>
        </table:table-row>
        <table:table-row table:style-name="ro1">
          <table:table-cell office:value-type="float" office:value="1.526766818" calcext:value-type="float">
            <text:p>1,526766818</text:p>
          </table:table-cell>
          <table:table-cell office:value-type="float" office:value="10.70657925" calcext:value-type="float">
            <text:p>10,70657925</text:p>
          </table:table-cell>
        </table:table-row>
        <table:table-row table:style-name="ro1">
          <table:table-cell office:value-type="float" office:value="1.149883545" calcext:value-type="float">
            <text:p>1,149883545</text:p>
          </table:table-cell>
          <table:table-cell office:value-type="float" office:value="10.82960442" calcext:value-type="float">
            <text:p>10,82960442</text:p>
          </table:table-cell>
        </table:table-row>
        <table:table-row table:style-name="ro1">
          <table:table-cell office:value-type="float" office:value="1.857677455" calcext:value-type="float">
            <text:p>1,857677455</text:p>
          </table:table-cell>
          <table:table-cell office:value-type="float" office:value="9.994724333" calcext:value-type="float">
            <text:p>9,994724333</text:p>
          </table:table-cell>
        </table:table-row>
        <table:table-row table:style-name="ro1">
          <table:table-cell office:value-type="float" office:value="-1.558488091" calcext:value-type="float">
            <text:p>-1,558488091</text:p>
          </table:table-cell>
          <table:table-cell office:value-type="float" office:value="-0.625970083" calcext:value-type="float">
            <text:p>-0,625970083</text:p>
          </table:table-cell>
        </table:table-row>
        <table:table-row table:style-name="ro1">
          <table:table-cell office:value-type="float" office:value="-1.903520636" calcext:value-type="float">
            <text:p>-1,903520636</text:p>
          </table:table-cell>
          <table:table-cell office:value-type="float" office:value="0.995575083" calcext:value-type="float">
            <text:p>0,995575083</text:p>
          </table:table-cell>
        </table:table-row>
        <table:table-row table:style-name="ro1">
          <table:table-cell office:value-type="float" office:value="1.310777727" calcext:value-type="float">
            <text:p>1,310777727</text:p>
          </table:table-cell>
          <table:table-cell office:value-type="float" office:value="11.03240067" calcext:value-type="float">
            <text:p>11,03240067</text:p>
          </table:table-cell>
        </table:table-row>
        <table:table-row table:style-name="ro1">
          <table:table-cell office:value-type="float" office:value="-1.264099182" calcext:value-type="float">
            <text:p>-1,264099182</text:p>
          </table:table-cell>
          <table:table-cell office:value-type="float" office:value="0.208836167" calcext:value-type="float">
            <text:p>0,208836167</text:p>
          </table:table-cell>
        </table:table-row>
        <table:table-row table:style-name="ro1">
          <table:table-cell office:value-type="float" office:value="-1.817188818" calcext:value-type="float">
            <text:p>-1,817188818</text:p>
          </table:table-cell>
          <table:table-cell office:value-type="float" office:value="1.346680333" calcext:value-type="float">
            <text:p>1,346680333</text:p>
          </table:table-cell>
        </table:table-row>
        <table:table-row table:style-name="ro1">
          <table:table-cell office:value-type="float" office:value="1.125576636" calcext:value-type="float">
            <text:p>1,125576636</text:p>
          </table:table-cell>
          <table:table-cell office:value-type="float" office:value="11.96252642" calcext:value-type="float">
            <text:p>11,96252642</text:p>
          </table:table-cell>
        </table:table-row>
        <table:table-row table:style-name="ro1">
          <table:table-cell office:value-type="float" office:value="1.393265" calcext:value-type="float">
            <text:p>1,393265</text:p>
          </table:table-cell>
          <table:table-cell office:value-type="float" office:value="10.834866" calcext:value-type="float">
            <text:p>10,834866</text:p>
          </table:table-cell>
        </table:table-row>
        <table:table-row table:style-name="ro1">
          <table:table-cell office:value-type="float" office:value="1.642979364" calcext:value-type="float">
            <text:p>1,642979364</text:p>
          </table:table-cell>
          <table:table-cell office:value-type="float" office:value="11.17155317" calcext:value-type="float">
            <text:p>11,17155317</text:p>
          </table:table-cell>
        </table:table-row>
        <table:table-row table:style-name="ro1">
          <table:table-cell office:value-type="float" office:value="1.536379727" calcext:value-type="float">
            <text:p>1,536379727</text:p>
          </table:table-cell>
          <table:table-cell office:value-type="float" office:value="10.61602825" calcext:value-type="float">
            <text:p>10,61602825</text:p>
          </table:table-cell>
        </table:table-row>
        <table:table-row table:style-name="ro1">
          <table:table-cell office:value-type="float" office:value="1.333055091" calcext:value-type="float">
            <text:p>1,333055091</text:p>
          </table:table-cell>
          <table:table-cell office:value-type="float" office:value="11.01301725" calcext:value-type="float">
            <text:p>11,01301725</text:p>
          </table:table-cell>
        </table:table-row>
        <table:table-row table:style-name="ro1">
          <table:table-cell office:value-type="float" office:value="-1.169905818" calcext:value-type="float">
            <text:p>-1,169905818</text:p>
          </table:table-cell>
          <table:table-cell office:value-type="float" office:value="1.789292833" calcext:value-type="float">
            <text:p>1,789292833</text:p>
          </table:table-cell>
        </table:table-row>
        <table:table-row table:style-name="ro1">
          <table:table-cell office:value-type="float" office:value="-1.387740545" calcext:value-type="float">
            <text:p>-1,387740545</text:p>
          </table:table-cell>
          <table:table-cell office:value-type="float" office:value="0.699202667" calcext:value-type="float">
            <text:p>0,699202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8T22:48:57.513157500</dc:date>
    <meta:editing-duration>PT9M20S</meta:editing-duration>
    <meta:editing-cycles>1</meta:editing-cycles>
    <meta:document-statistic meta:table-count="1" meta:cell-count="412" meta:object-count="1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59cm" svg:height="15.354cm" xlink:href=".." xlink:type="simple" chart:class="chart:scatter" chart:style-name="ch1">
        <chart:legend chart:legend-position="end" svg:x="24.752cm" svg:y="7.382cm" style:legend-expansion="high" chart:style-name="ch2"/>
        <chart:plot-area chart:style-name="ch3" svg:x="0.545cm" svg:y="0.307cm" svg:width="23.662cm" svg:height="14.74cm">
          <chart:coordinate-region svg:x="0.702cm" svg:y="0.503cm" svg:width="23.405cm" svg:height="14.34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2_27A_25440.B1:02_27A_25440.B206" chart:class="chart:scatter">
            <chart:domain table:cell-range-address="02_27A_25440.A1:02_27A_25440.A206"/>
            <chart:data-point chart:repeated="2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96539636">
                <text:p>-1.396539636</text:p>
                <draw:g>
                  <svg:desc>02_27A_25440.A1:02_27A_25440.A206</svg:desc>
                </draw:g>
              </table:table-cell>
              <table:table-cell office:value-type="float" office:value="0.94044875">
                <text:p>0.94044875</text:p>
                <draw:g>
                  <svg:desc>02_27A_25440.B1:02_27A_25440.B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95269727">
                <text:p>-1.195269727</text:p>
              </table:table-cell>
              <table:table-cell office:value-type="float" office:value="0.121030667">
                <text:p>0.121030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9738636">
                <text:p>1.309738636</text:p>
              </table:table-cell>
              <table:table-cell office:value-type="float" office:value="10.78369908">
                <text:p>10.78369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5822455">
                <text:p>1.245822455</text:p>
              </table:table-cell>
              <table:table-cell office:value-type="float" office:value="10.83508317">
                <text:p>10.83508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9475182">
                <text:p>1.609475182</text:p>
              </table:table-cell>
              <table:table-cell office:value-type="float" office:value="11.41536792">
                <text:p>11.41536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05593364">
                <text:p>-1.505593364</text:p>
              </table:table-cell>
              <table:table-cell office:value-type="float" office:value="0.977921083">
                <text:p>0.97792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9434636">
                <text:p>1.429434636</text:p>
              </table:table-cell>
              <table:table-cell office:value-type="float" office:value="10.70011217">
                <text:p>10.70011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24712091">
                <text:p>-2.124712091</text:p>
              </table:table-cell>
              <table:table-cell office:value-type="float" office:value="0.389361917">
                <text:p>0.38936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0813182">
                <text:p>0.760813182</text:p>
              </table:table-cell>
              <table:table-cell office:value-type="float" office:value="10.40618383">
                <text:p>10.40618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414603818">
                <text:p>-1.414603818</text:p>
              </table:table-cell>
              <table:table-cell office:value-type="float" office:value="0.318789833">
                <text:p>0.318789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9738909">
                <text:p>0.879738909</text:p>
              </table:table-cell>
              <table:table-cell office:value-type="float" office:value="10.60745633">
                <text:p>10.60745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671739727">
                <text:p>-1.671739727</text:p>
              </table:table-cell>
              <table:table-cell office:value-type="float" office:value="-0.01673825">
                <text:p>-0.01673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18626364">
                <text:p>1.618626364</text:p>
              </table:table-cell>
              <table:table-cell office:value-type="float" office:value="11.21912075">
                <text:p>11.21912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4623818">
                <text:p>0.644623818</text:p>
              </table:table-cell>
              <table:table-cell office:value-type="float" office:value="11.36435475">
                <text:p>11.36435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36854909">
                <text:p>-1.436854909</text:p>
              </table:table-cell>
              <table:table-cell office:value-type="float" office:value="1.38773825">
                <text:p>1.3877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16262727">
                <text:p>-0.916262727</text:p>
              </table:table-cell>
              <table:table-cell office:value-type="float" office:value="0.529625583">
                <text:p>0.529625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310065091">
                <text:p>-1.310065091</text:p>
              </table:table-cell>
              <table:table-cell office:value-type="float" office:value="1.982502583">
                <text:p>1.982502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427166455">
                <text:p>-1.427166455</text:p>
              </table:table-cell>
              <table:table-cell office:value-type="float" office:value="0.897512">
                <text:p>0.897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66542818">
                <text:p>-1.566542818</text:p>
              </table:table-cell>
              <table:table-cell office:value-type="float" office:value="0.27219475">
                <text:p>0.27219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22020091">
                <text:p>-1.222020091</text:p>
              </table:table-cell>
              <table:table-cell office:value-type="float" office:value="1.355411167">
                <text:p>1.355411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1.12302727">
                <text:p>-31.12302727</text:p>
              </table:table-cell>
              <table:table-cell office:value-type="float" office:value="1.117606667">
                <text:p>1.11760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8823">
                <text:p>1.68823</text:p>
              </table:table-cell>
              <table:table-cell office:value-type="float" office:value="11.97545042">
                <text:p>11.97545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3353818">
                <text:p>1.063353818</text:p>
              </table:table-cell>
              <table:table-cell office:value-type="float" office:value="10.919462">
                <text:p>10.919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92034182">
                <text:p>-1.892034182</text:p>
              </table:table-cell>
              <table:table-cell office:value-type="float" office:value="-0.262531">
                <text:p>-0.262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74620909">
                <text:p>-1.874620909</text:p>
              </table:table-cell>
              <table:table-cell office:value-type="float" office:value="0.035471583">
                <text:p>0.035471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09071">
                <text:p>1.109071</text:p>
              </table:table-cell>
              <table:table-cell office:value-type="float" office:value="11.18255208">
                <text:p>11.18255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49365182">
                <text:p>1.349365182</text:p>
              </table:table-cell>
              <table:table-cell office:value-type="float" office:value="12.06596917">
                <text:p>12.065969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80265091">
                <text:p>1.480265091</text:p>
              </table:table-cell>
              <table:table-cell office:value-type="float" office:value="10.59576">
                <text:p>10.59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30821818">
                <text:p>-1.230821818</text:p>
              </table:table-cell>
              <table:table-cell office:value-type="float" office:value="0.831396667">
                <text:p>0.83139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674071455">
                <text:p>-1.674071455</text:p>
              </table:table-cell>
              <table:table-cell office:value-type="float" office:value="0.030125417">
                <text:p>0.030125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64864">
                <text:p>1.764864</text:p>
              </table:table-cell>
              <table:table-cell office:value-type="float" office:value="10.89718925">
                <text:p>10.897189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53005182">
                <text:p>1.253005182</text:p>
              </table:table-cell>
              <table:table-cell office:value-type="float" office:value="11.01512658">
                <text:p>11.01512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95855545">
                <text:p>-1.695855545</text:p>
              </table:table-cell>
              <table:table-cell office:value-type="float" office:value="2.164714583">
                <text:p>2.164714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1282">
                <text:p>1.651282</text:p>
              </table:table-cell>
              <table:table-cell office:value-type="float" office:value="11.64424667">
                <text:p>11.64424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550718545">
                <text:p>-1.550718545</text:p>
              </table:table-cell>
              <table:table-cell office:value-type="float" office:value="0.511302833">
                <text:p>0.511302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04793818">
                <text:p>1.104793818</text:p>
              </table:table-cell>
              <table:table-cell office:value-type="float" office:value="10.16065767">
                <text:p>10.16065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98404273">
                <text:p>1.498404273</text:p>
              </table:table-cell>
              <table:table-cell office:value-type="float" office:value="11.28324292">
                <text:p>11.2832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39699727">
                <text:p>-0.939699727</text:p>
              </table:table-cell>
              <table:table-cell office:value-type="float" office:value="-0.764705833">
                <text:p>-0.764705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75365909">
                <text:p>1.175365909</text:p>
              </table:table-cell>
              <table:table-cell office:value-type="float" office:value="11.73143892">
                <text:p>11.73143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9664818">
                <text:p>1.239664818</text:p>
              </table:table-cell>
              <table:table-cell office:value-type="float" office:value="11.53905208">
                <text:p>11.539052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90491182">
                <text:p>-1.890491182</text:p>
              </table:table-cell>
              <table:table-cell office:value-type="float" office:value="-50.22602575">
                <text:p>-50.22602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16008">
                <text:p>1.316008</text:p>
              </table:table-cell>
              <table:table-cell office:value-type="float" office:value="11.66616608">
                <text:p>11.66616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33032364">
                <text:p>-1.533032364</text:p>
              </table:table-cell>
              <table:table-cell office:value-type="float" office:value="1.734563583">
                <text:p>1.734563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39540455">
                <text:p>-2.139540455</text:p>
              </table:table-cell>
              <table:table-cell office:value-type="float" office:value="-0.427068917">
                <text:p>-0.427068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86060273">
                <text:p>-1.586060273</text:p>
              </table:table-cell>
              <table:table-cell office:value-type="float" office:value="0.887676083">
                <text:p>0.8876760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05853909">
                <text:p>-1.105853909</text:p>
              </table:table-cell>
              <table:table-cell office:value-type="float" office:value="0.72992825">
                <text:p>0.72992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3233455">
                <text:p>1.723233455</text:p>
              </table:table-cell>
              <table:table-cell office:value-type="float" office:value="10.20284967">
                <text:p>10.202849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2139818">
                <text:p>1.472139818</text:p>
              </table:table-cell>
              <table:table-cell office:value-type="float" office:value="11.6929495">
                <text:p>11.6929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710623182">
                <text:p>-1.710623182</text:p>
              </table:table-cell>
              <table:table-cell office:value-type="float" office:value="0.708474583">
                <text:p>0.708474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3384545">
                <text:p>1.533384545</text:p>
              </table:table-cell>
              <table:table-cell office:value-type="float" office:value="10.23745458">
                <text:p>10.23745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90160545">
                <text:p>1.090160545</text:p>
              </table:table-cell>
              <table:table-cell office:value-type="float" office:value="10.2369585">
                <text:p>10.23695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445412182">
                <text:p>-1.445412182</text:p>
              </table:table-cell>
              <table:table-cell office:value-type="float" office:value="0.533034833">
                <text:p>0.533034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757502182">
                <text:p>-1.757502182</text:p>
              </table:table-cell>
              <table:table-cell office:value-type="float" office:value="0.720271167">
                <text:p>0.720271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096369545">
                <text:p>-1.096369545</text:p>
              </table:table-cell>
              <table:table-cell office:value-type="float" office:value="0.243155333">
                <text:p>0.243155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6367909">
                <text:p>1.086367909</text:p>
              </table:table-cell>
              <table:table-cell office:value-type="float" office:value="10.82526075">
                <text:p>10.82526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52656">
                <text:p>1.452656</text:p>
              </table:table-cell>
              <table:table-cell office:value-type="float" office:value="10.16300742">
                <text:p>10.16300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689891545">
                <text:p>-1.689891545</text:p>
              </table:table-cell>
              <table:table-cell office:value-type="float" office:value="-0.162727333">
                <text:p>-0.162727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635724636">
                <text:p>-1.635724636</text:p>
              </table:table-cell>
              <table:table-cell office:value-type="float" office:value="1.081862667">
                <text:p>1.081862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74814">
                <text:p>-1.374814</text:p>
              </table:table-cell>
              <table:table-cell office:value-type="float" office:value="-0.103409583">
                <text:p>-0.103409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19695818">
                <text:p>1.219695818</text:p>
              </table:table-cell>
              <table:table-cell office:value-type="float" office:value="10.59767258">
                <text:p>10.597672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432862818">
                <text:p>-1.432862818</text:p>
              </table:table-cell>
              <table:table-cell office:value-type="float" office:value="-0.024231083">
                <text:p>-0.024231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032230364">
                <text:p>-1.032230364</text:p>
              </table:table-cell>
              <table:table-cell office:value-type="float" office:value="1.231851167">
                <text:p>1.231851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60553636">
                <text:p>1.760553636</text:p>
              </table:table-cell>
              <table:table-cell office:value-type="float" office:value="11.65369775">
                <text:p>11.65369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77247">
                <text:p>1.177247</text:p>
              </table:table-cell>
              <table:table-cell office:value-type="float" office:value="10.98774333">
                <text:p>10.98774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07995636">
                <text:p>1.607995636</text:p>
              </table:table-cell>
              <table:table-cell office:value-type="float" office:value="10.55716883">
                <text:p>10.557168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456421364">
                <text:p>-1.456421364</text:p>
              </table:table-cell>
              <table:table-cell office:value-type="float" office:value="0.4943045">
                <text:p>0.49430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334931182">
                <text:p>-1.334931182</text:p>
              </table:table-cell>
              <table:table-cell office:value-type="float" office:value="0.373084667">
                <text:p>0.373084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152068">
                <text:p>-1.152068</text:p>
              </table:table-cell>
              <table:table-cell office:value-type="float" office:value="0.38557025">
                <text:p>0.385570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3546727">
                <text:p>1.133546727</text:p>
              </table:table-cell>
              <table:table-cell office:value-type="float" office:value="10.37561408">
                <text:p>10.37561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61763455">
                <text:p>-1.761763455</text:p>
              </table:table-cell>
              <table:table-cell office:value-type="float" office:value="-0.392318667">
                <text:p>-0.392318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8315364">
                <text:p>1.568315364</text:p>
              </table:table-cell>
              <table:table-cell office:value-type="float" office:value="11.07180817">
                <text:p>11.071808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54289273">
                <text:p>1.454289273</text:p>
              </table:table-cell>
              <table:table-cell office:value-type="float" office:value="11.19699758">
                <text:p>11.196997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53205909">
                <text:p>1.253205909</text:p>
              </table:table-cell>
              <table:table-cell office:value-type="float" office:value="11.79936892">
                <text:p>11.79936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7567">
                <text:p>1.57567</text:p>
              </table:table-cell>
              <table:table-cell office:value-type="float" office:value="11.80563">
                <text:p>11.80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5499818">
                <text:p>1.195499818</text:p>
              </table:table-cell>
              <table:table-cell office:value-type="float" office:value="10.36742475">
                <text:p>10.36742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300133273">
                <text:p>-1.300133273</text:p>
              </table:table-cell>
              <table:table-cell office:value-type="float" office:value="1.549451917">
                <text:p>1.549451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60617455">
                <text:p>0.960617455</text:p>
              </table:table-cell>
              <table:table-cell office:value-type="float" office:value="11.3562585">
                <text:p>11.35625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82685545">
                <text:p>1.582685545</text:p>
              </table:table-cell>
              <table:table-cell office:value-type="float" office:value="11.24057842">
                <text:p>11.240578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8554">
                <text:p>1.508554</text:p>
              </table:table-cell>
              <table:table-cell office:value-type="float" office:value="11.02998908">
                <text:p>11.029989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45805727">
                <text:p>1.445805727</text:p>
              </table:table-cell>
              <table:table-cell office:value-type="float" office:value="11.1493035">
                <text:p>11.14930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14972545">
                <text:p>1.114972545</text:p>
              </table:table-cell>
              <table:table-cell office:value-type="float" office:value="10.20587">
                <text:p>10.20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97357455">
                <text:p>-1.997357455</text:p>
              </table:table-cell>
              <table:table-cell office:value-type="float" office:value="0.596996417">
                <text:p>0.5969964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54636364">
                <text:p>1.654636364</text:p>
              </table:table-cell>
              <table:table-cell office:value-type="float" office:value="10.1664845">
                <text:p>10.16648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19033091">
                <text:p>-0.819033091</text:p>
              </table:table-cell>
              <table:table-cell office:value-type="float" office:value="1.157986083">
                <text:p>1.1579860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346384">
                <text:p>-1.346384</text:p>
              </table:table-cell>
              <table:table-cell office:value-type="float" office:value="1.04180625">
                <text:p>1.0418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07913818">
                <text:p>1.207913818</text:p>
              </table:table-cell>
              <table:table-cell office:value-type="float" office:value="10.54898575">
                <text:p>10.54898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74599818">
                <text:p>1.274599818</text:p>
              </table:table-cell>
              <table:table-cell office:value-type="float" office:value="11.594067">
                <text:p>11.594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60159273">
                <text:p>1.060159273</text:p>
              </table:table-cell>
              <table:table-cell office:value-type="float" office:value="10.03972017">
                <text:p>10.03972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11863545">
                <text:p>1.511863545</text:p>
              </table:table-cell>
              <table:table-cell office:value-type="float" office:value="11.28891917">
                <text:p>11.288919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20929727">
                <text:p>1.020929727</text:p>
              </table:table-cell>
              <table:table-cell office:value-type="float" office:value="11.07997375">
                <text:p>11.07997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12595091">
                <text:p>1.412595091</text:p>
              </table:table-cell>
              <table:table-cell office:value-type="float" office:value="11.63655142">
                <text:p>11.63655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73242">
                <text:p>1.673242</text:p>
              </table:table-cell>
              <table:table-cell office:value-type="float" office:value="10.72500542">
                <text:p>10.725005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15510273">
                <text:p>0.815510273</text:p>
              </table:table-cell>
              <table:table-cell office:value-type="float" office:value="11.45998583">
                <text:p>11.45998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6782727">
                <text:p>0.806782727</text:p>
              </table:table-cell>
              <table:table-cell office:value-type="float" office:value="12.02185975">
                <text:p>12.021859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128028273">
                <text:p>-1.128028273</text:p>
              </table:table-cell>
              <table:table-cell office:value-type="float" office:value="-0.012372167">
                <text:p>-0.0123721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89503545">
                <text:p>1.089503545</text:p>
              </table:table-cell>
              <table:table-cell office:value-type="float" office:value="11.51906975">
                <text:p>11.519069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089489727">
                <text:p>-1.089489727</text:p>
              </table:table-cell>
              <table:table-cell office:value-type="float" office:value="0.578474917">
                <text:p>0.578474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0173364">
                <text:p>0.930173364</text:p>
              </table:table-cell>
              <table:table-cell office:value-type="float" office:value="10.834765">
                <text:p>10.834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497001727">
                <text:p>-1.497001727</text:p>
              </table:table-cell>
              <table:table-cell office:value-type="float" office:value="0.644473417">
                <text:p>0.6444734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7321545">
                <text:p>0.997321545</text:p>
              </table:table-cell>
              <table:table-cell office:value-type="float" office:value="12.25674058">
                <text:p>12.256740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00920364">
                <text:p>1.300920364</text:p>
              </table:table-cell>
              <table:table-cell office:value-type="float" office:value="10.33406442">
                <text:p>10.33406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462197273">
                <text:p>-1.462197273</text:p>
              </table:table-cell>
              <table:table-cell office:value-type="float" office:value="0.521158083">
                <text:p>0.5211580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53223091">
                <text:p>1.353223091</text:p>
              </table:table-cell>
              <table:table-cell office:value-type="float" office:value="10.23737183">
                <text:p>10.23737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55623">
                <text:p>1.455623</text:p>
              </table:table-cell>
              <table:table-cell office:value-type="float" office:value="11.09544742">
                <text:p>11.09544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54265364">
                <text:p>1.154265364</text:p>
              </table:table-cell>
              <table:table-cell office:value-type="float" office:value="11.22721692">
                <text:p>11.227216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67544636">
                <text:p>1.367544636</text:p>
              </table:table-cell>
              <table:table-cell office:value-type="float" office:value="11.38314125">
                <text:p>11.38314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32182727">
                <text:p>1.132182727</text:p>
              </table:table-cell>
              <table:table-cell office:value-type="float" office:value="10.90886342">
                <text:p>10.90886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67522909">
                <text:p>1.767522909</text:p>
              </table:table-cell>
              <table:table-cell office:value-type="float" office:value="12.32115008">
                <text:p>12.32115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81375545">
                <text:p>-0.881375545</text:p>
              </table:table-cell>
              <table:table-cell office:value-type="float" office:value="0.658097917">
                <text:p>0.6580979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32281364">
                <text:p>1.232281364</text:p>
              </table:table-cell>
              <table:table-cell office:value-type="float" office:value="10.88188358">
                <text:p>10.881883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175812091">
                <text:p>-1.175812091</text:p>
              </table:table-cell>
              <table:table-cell office:value-type="float" office:value="0.601704">
                <text:p>0.601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49967273">
                <text:p>1.649967273</text:p>
              </table:table-cell>
              <table:table-cell office:value-type="float" office:value="11.2179215">
                <text:p>11.21792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44177091">
                <text:p>1.644177091</text:p>
              </table:table-cell>
              <table:table-cell office:value-type="float" office:value="11.24636383">
                <text:p>11.24636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65440182">
                <text:p>1.065440182</text:p>
              </table:table-cell>
              <table:table-cell office:value-type="float" office:value="11.72388342">
                <text:p>11.723883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07535364">
                <text:p>1.507535364</text:p>
              </table:table-cell>
              <table:table-cell office:value-type="float" office:value="10.57940067">
                <text:p>10.579400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51369909">
                <text:p>1.551369909</text:p>
              </table:table-cell>
              <table:table-cell office:value-type="float" office:value="11.27485958">
                <text:p>11.27485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193897455">
                <text:p>-1.193897455</text:p>
              </table:table-cell>
              <table:table-cell office:value-type="float" office:value="1.380692833">
                <text:p>1.380692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00744545">
                <text:p>1.700744545</text:p>
              </table:table-cell>
              <table:table-cell office:value-type="float" office:value="11.0012395">
                <text:p>11.0012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69170818">
                <text:p>1.769170818</text:p>
              </table:table-cell>
              <table:table-cell office:value-type="float" office:value="11.14565225">
                <text:p>11.14565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68030909">
                <text:p>1.468030909</text:p>
              </table:table-cell>
              <table:table-cell office:value-type="float" office:value="11.93373767">
                <text:p>11.933737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26965818">
                <text:p>1.426965818</text:p>
              </table:table-cell>
              <table:table-cell office:value-type="float" office:value="11.00997458">
                <text:p>11.009974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38391636">
                <text:p>1.238391636</text:p>
              </table:table-cell>
              <table:table-cell office:value-type="float" office:value="11.01878058">
                <text:p>11.018780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87554636">
                <text:p>-0.887554636</text:p>
              </table:table-cell>
              <table:table-cell office:value-type="float" office:value="0.48398025">
                <text:p>0.48398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25091545">
                <text:p>1.125091545</text:p>
              </table:table-cell>
              <table:table-cell office:value-type="float" office:value="11.29902042">
                <text:p>11.299020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90728">
                <text:p>1.190728</text:p>
              </table:table-cell>
              <table:table-cell office:value-type="float" office:value="10.98728525">
                <text:p>10.987285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70506727">
                <text:p>1.170506727</text:p>
              </table:table-cell>
              <table:table-cell office:value-type="float" office:value="11.68471108">
                <text:p>11.68471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98011545">
                <text:p>1.398011545</text:p>
              </table:table-cell>
              <table:table-cell office:value-type="float" office:value="10.96978433">
                <text:p>10.969784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3137364">
                <text:p>1.083137364</text:p>
              </table:table-cell>
              <table:table-cell office:value-type="float" office:value="10.55125867">
                <text:p>10.55125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41871273">
                <text:p>1.541871273</text:p>
              </table:table-cell>
              <table:table-cell office:value-type="float" office:value="10.2162545">
                <text:p>10.21625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56050909">
                <text:p>2.156050909</text:p>
              </table:table-cell>
              <table:table-cell office:value-type="float" office:value="11.15569758">
                <text:p>11.155697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108808">
                <text:p>-1.108808</text:p>
              </table:table-cell>
              <table:table-cell office:value-type="float" office:value="0.014626583">
                <text:p>0.0146265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693727">
                <text:p>0.842693727</text:p>
              </table:table-cell>
              <table:table-cell office:value-type="float" office:value="10.54013883">
                <text:p>10.540138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188502364">
                <text:p>-1.188502364</text:p>
              </table:table-cell>
              <table:table-cell office:value-type="float" office:value="0.70358025">
                <text:p>0.70358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11373364">
                <text:p>-1.111373364</text:p>
              </table:table-cell>
              <table:table-cell office:value-type="float" office:value="1.052807333">
                <text:p>1.052807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303703818">
                <text:p>-1.303703818</text:p>
              </table:table-cell>
              <table:table-cell office:value-type="float" office:value="0.58186775">
                <text:p>0.581867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78251727">
                <text:p>1.178251727</text:p>
              </table:table-cell>
              <table:table-cell office:value-type="float" office:value="11.07949308">
                <text:p>11.07949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02022727">
                <text:p>1.802022727</text:p>
              </table:table-cell>
              <table:table-cell office:value-type="float" office:value="10.4964555">
                <text:p>10.49645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25687727">
                <text:p>1.525687727</text:p>
              </table:table-cell>
              <table:table-cell office:value-type="float" office:value="10.79151833">
                <text:p>10.79151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25932818">
                <text:p>1.725932818</text:p>
              </table:table-cell>
              <table:table-cell office:value-type="float" office:value="10.23031758">
                <text:p>10.230317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78759">
                <text:p>1.478759</text:p>
              </table:table-cell>
              <table:table-cell office:value-type="float" office:value="11.89444375">
                <text:p>11.89444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197255455">
                <text:p>-1.197255455</text:p>
              </table:table-cell>
              <table:table-cell office:value-type="float" office:value="0.257577583">
                <text:p>0.2575775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20488909">
                <text:p>1.020488909</text:p>
              </table:table-cell>
              <table:table-cell office:value-type="float" office:value="10.91200408">
                <text:p>10.91200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9287636">
                <text:p>1.179287636</text:p>
              </table:table-cell>
              <table:table-cell office:value-type="float" office:value="9.865911167">
                <text:p>9.865911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455523909">
                <text:p>-1.455523909</text:p>
              </table:table-cell>
              <table:table-cell office:value-type="float" office:value="0.494281333">
                <text:p>0.494281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87778636">
                <text:p>1.087778636</text:p>
              </table:table-cell>
              <table:table-cell office:value-type="float" office:value="10.50146458">
                <text:p>10.501464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29083727">
                <text:p>1.929083727</text:p>
              </table:table-cell>
              <table:table-cell office:value-type="float" office:value="10.92613592">
                <text:p>10.926135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77860636">
                <text:p>-1.277860636</text:p>
              </table:table-cell>
              <table:table-cell office:value-type="float" office:value="1.41588075">
                <text:p>1.415880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44356">
                <text:p>1.344356</text:p>
              </table:table-cell>
              <table:table-cell office:value-type="float" office:value="10.59768967">
                <text:p>10.597689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20376909">
                <text:p>1.420376909</text:p>
              </table:table-cell>
              <table:table-cell office:value-type="float" office:value="11.47626375">
                <text:p>11.47626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02021364">
                <text:p>1.702021364</text:p>
              </table:table-cell>
              <table:table-cell office:value-type="float" office:value="9.959956">
                <text:p>9.959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489033455">
                <text:p>-1.489033455</text:p>
              </table:table-cell>
              <table:table-cell office:value-type="float" office:value="-0.220920833">
                <text:p>-0.220920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646430545">
                <text:p>-1.646430545</text:p>
              </table:table-cell>
              <table:table-cell office:value-type="float" office:value="0.754627917">
                <text:p>0.7546279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23512182">
                <text:p>1.323512182</text:p>
              </table:table-cell>
              <table:table-cell office:value-type="float" office:value="11.20100892">
                <text:p>11.201008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96571727">
                <text:p>1.496571727</text:p>
              </table:table-cell>
              <table:table-cell office:value-type="float" office:value="10.99194017">
                <text:p>10.991940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703566818">
                <text:p>-1.703566818</text:p>
              </table:table-cell>
              <table:table-cell office:value-type="float" office:value="-0.135633667">
                <text:p>-0.135633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07263182">
                <text:p>1.107263182</text:p>
              </table:table-cell>
              <table:table-cell office:value-type="float" office:value="12.48555183">
                <text:p>12.48555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7122545">
                <text:p>1.597122545</text:p>
              </table:table-cell>
              <table:table-cell office:value-type="float" office:value="11.43914642">
                <text:p>11.439146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70470364">
                <text:p>1.770470364</text:p>
              </table:table-cell>
              <table:table-cell office:value-type="float" office:value="10.43970442">
                <text:p>10.43970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30601091">
                <text:p>1.230601091</text:p>
              </table:table-cell>
              <table:table-cell office:value-type="float" office:value="11.42763542">
                <text:p>11.427635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80399909">
                <text:p>1.480399909</text:p>
              </table:table-cell>
              <table:table-cell office:value-type="float" office:value="10.86374733">
                <text:p>10.863747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29864">
                <text:p>1.129864</text:p>
              </table:table-cell>
              <table:table-cell office:value-type="float" office:value="11.41847442">
                <text:p>11.418474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39401545">
                <text:p>1.339401545</text:p>
              </table:table-cell>
              <table:table-cell office:value-type="float" office:value="9.6410635">
                <text:p>9.6410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75365273">
                <text:p>1.775365273</text:p>
              </table:table-cell>
              <table:table-cell office:value-type="float" office:value="10.57145708">
                <text:p>10.571457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808884545">
                <text:p>1.808884545</text:p>
              </table:table-cell>
              <table:table-cell office:value-type="float" office:value="9.549729167">
                <text:p>9.5497291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76697818">
                <text:p>1.576697818</text:p>
              </table:table-cell>
              <table:table-cell office:value-type="float" office:value="11.642498">
                <text:p>11.6424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618137091">
                <text:p>-1.618137091</text:p>
              </table:table-cell>
              <table:table-cell office:value-type="float" office:value="0.513707917">
                <text:p>0.513707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031107091">
                <text:p>-1.031107091</text:p>
              </table:table-cell>
              <table:table-cell office:value-type="float" office:value="1.365389417">
                <text:p>1.3653894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869576182">
                <text:p>1.869576182</text:p>
              </table:table-cell>
              <table:table-cell office:value-type="float" office:value="10.76509167">
                <text:p>10.765091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52713636">
                <text:p>1.252713636</text:p>
              </table:table-cell>
              <table:table-cell office:value-type="float" office:value="10.32365492">
                <text:p>10.323654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445479727">
                <text:p>-1.445479727</text:p>
              </table:table-cell>
              <table:table-cell office:value-type="float" office:value="0.724987583">
                <text:p>0.7249875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96936364">
                <text:p>1.796936364</text:p>
              </table:table-cell>
              <table:table-cell office:value-type="float" office:value="10.96888342">
                <text:p>10.96888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453170273">
                <text:p>-1.453170273</text:p>
              </table:table-cell>
              <table:table-cell office:value-type="float" office:value="0.664075833">
                <text:p>0.6640758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10185818">
                <text:p>1.310185818</text:p>
              </table:table-cell>
              <table:table-cell office:value-type="float" office:value="11.02181775">
                <text:p>11.021817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54154545">
                <text:p>1.354154545</text:p>
              </table:table-cell>
              <table:table-cell office:value-type="float" office:value="10.91673192">
                <text:p>10.916731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8165364">
                <text:p>0.978165364</text:p>
              </table:table-cell>
              <table:table-cell office:value-type="float" office:value="11.42260792">
                <text:p>11.422607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08803909">
                <text:p>1.308803909</text:p>
              </table:table-cell>
              <table:table-cell office:value-type="float" office:value="12.10035275">
                <text:p>12.100352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009639364">
                <text:p>-2.009639364</text:p>
              </table:table-cell>
              <table:table-cell office:value-type="float" office:value="-0.987969083">
                <text:p>-0.9879690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02414909">
                <text:p>1.802414909</text:p>
              </table:table-cell>
              <table:table-cell office:value-type="float" office:value="11.19683667">
                <text:p>11.19683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54947818">
                <text:p>1.854947818</text:p>
              </table:table-cell>
              <table:table-cell office:value-type="float" office:value="10.61227467">
                <text:p>10.612274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35902273">
                <text:p>1.235902273</text:p>
              </table:table-cell>
              <table:table-cell office:value-type="float" office:value="11.21234258">
                <text:p>11.212342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785372364">
                <text:p>-0.785372364</text:p>
              </table:table-cell>
              <table:table-cell office:value-type="float" office:value="1.505336083">
                <text:p>1.5053360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71443727">
                <text:p>1.671443727</text:p>
              </table:table-cell>
              <table:table-cell office:value-type="float" office:value="10.26004617">
                <text:p>10.260046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8491909">
                <text:p>0.998491909</text:p>
              </table:table-cell>
              <table:table-cell office:value-type="float" office:value="11.82622417">
                <text:p>11.826224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13333455">
                <text:p>1.213333455</text:p>
              </table:table-cell>
              <table:table-cell office:value-type="float" office:value="11.3581925">
                <text:p>11.35819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35016273">
                <text:p>1.735016273</text:p>
              </table:table-cell>
              <table:table-cell office:value-type="float" office:value="10.39636092">
                <text:p>10.39636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96653818">
                <text:p>1.296653818</text:p>
              </table:table-cell>
              <table:table-cell office:value-type="float" office:value="10.9054475">
                <text:p>10.9054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69127273">
                <text:p>0.969127273</text:p>
              </table:table-cell>
              <table:table-cell office:value-type="float" office:value="10.60145542">
                <text:p>10.601455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769554636">
                <text:p>-1.769554636</text:p>
              </table:table-cell>
              <table:table-cell office:value-type="float" office:value="1.009132833">
                <text:p>1.0091328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98912455">
                <text:p>1.398912455</text:p>
              </table:table-cell>
              <table:table-cell office:value-type="float" office:value="10.3057175">
                <text:p>10.30571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677083091">
                <text:p>-1.677083091</text:p>
              </table:table-cell>
              <table:table-cell office:value-type="float" office:value="0.702865917">
                <text:p>0.7028659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733340182">
                <text:p>-1.733340182</text:p>
              </table:table-cell>
              <table:table-cell office:value-type="float" office:value="0.468272417">
                <text:p>0.4682724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26766818">
                <text:p>1.526766818</text:p>
              </table:table-cell>
              <table:table-cell office:value-type="float" office:value="10.70657925">
                <text:p>10.706579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49883545">
                <text:p>1.149883545</text:p>
              </table:table-cell>
              <table:table-cell office:value-type="float" office:value="10.82960442">
                <text:p>10.829604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857677455">
                <text:p>1.857677455</text:p>
              </table:table-cell>
              <table:table-cell office:value-type="float" office:value="9.994724333">
                <text:p>9.994724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558488091">
                <text:p>-1.558488091</text:p>
              </table:table-cell>
              <table:table-cell office:value-type="float" office:value="-0.625970083">
                <text:p>-0.625970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903520636">
                <text:p>-1.903520636</text:p>
              </table:table-cell>
              <table:table-cell office:value-type="float" office:value="0.995575083">
                <text:p>0.9955750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10777727">
                <text:p>1.310777727</text:p>
              </table:table-cell>
              <table:table-cell office:value-type="float" office:value="11.03240067">
                <text:p>11.032400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264099182">
                <text:p>-1.264099182</text:p>
              </table:table-cell>
              <table:table-cell office:value-type="float" office:value="0.208836167">
                <text:p>0.208836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817188818">
                <text:p>-1.817188818</text:p>
              </table:table-cell>
              <table:table-cell office:value-type="float" office:value="1.346680333">
                <text:p>1.346680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25576636">
                <text:p>1.125576636</text:p>
              </table:table-cell>
              <table:table-cell office:value-type="float" office:value="11.96252642">
                <text:p>11.962526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93265">
                <text:p>1.393265</text:p>
              </table:table-cell>
              <table:table-cell office:value-type="float" office:value="10.834866">
                <text:p>10.8348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42979364">
                <text:p>1.642979364</text:p>
              </table:table-cell>
              <table:table-cell office:value-type="float" office:value="11.17155317">
                <text:p>11.171553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36379727">
                <text:p>1.536379727</text:p>
              </table:table-cell>
              <table:table-cell office:value-type="float" office:value="10.61602825">
                <text:p>10.61602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33055091">
                <text:p>1.333055091</text:p>
              </table:table-cell>
              <table:table-cell office:value-type="float" office:value="11.01301725">
                <text:p>11.01301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169905818">
                <text:p>-1.169905818</text:p>
              </table:table-cell>
              <table:table-cell office:value-type="float" office:value="1.789292833">
                <text:p>1.7892928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387740545">
                <text:p>-1.387740545</text:p>
              </table:table-cell>
              <table:table-cell office:value-type="float" office:value="0.699202667">
                <text:p>0.699202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